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text-properties officeooo:paragraph-rsid="0c8b5238"/>
    </style:style>
    <style:style style:name="P26" style:family="paragraph" style:parent-style-name="Standard">
      <style:text-properties officeooo:paragraph-rsid="0b0ddd8e"/>
    </style:style>
    <style:style style:name="P27" style:family="paragraph" style:parent-style-name="Standard">
      <style:text-properties officeooo:paragraph-rsid="0ca56a54"/>
    </style:style>
    <style:style style:name="P28" style:family="paragraph" style:parent-style-name="Standard">
      <style:text-properties officeooo:paragraph-rsid="0ca5faa5"/>
    </style:style>
    <style:style style:name="P29" style:family="paragraph" style:parent-style-name="Standard">
      <style:text-properties officeooo:paragraph-rsid="0ca6ddb9"/>
    </style:style>
    <style:style style:name="P30" style:family="paragraph" style:parent-style-name="Standard">
      <style:text-properties officeooo:paragraph-rsid="04f68805"/>
    </style:style>
    <style:style style:name="P31" style:family="paragraph" style:parent-style-name="Standard">
      <style:text-properties officeooo:paragraph-rsid="0bad8f69"/>
    </style:style>
    <style:style style:name="P32" style:family="paragraph" style:parent-style-name="Standard">
      <style:text-properties officeooo:paragraph-rsid="0a0f7b62"/>
    </style:style>
    <style:style style:name="P33" style:family="paragraph" style:parent-style-name="Standard">
      <style:text-properties officeooo:paragraph-rsid="0cb0a1fd"/>
    </style:style>
    <style:style style:name="P34" style:family="paragraph" style:parent-style-name="Standard">
      <style:text-properties officeooo:paragraph-rsid="0cb27039"/>
    </style:style>
    <style:style style:name="P35" style:family="paragraph" style:parent-style-name="Standard">
      <style:text-properties officeooo:paragraph-rsid="0cb38183"/>
    </style:style>
    <style:style style:name="P36" style:family="paragraph" style:parent-style-name="Standard">
      <style:text-properties officeooo:paragraph-rsid="0cb627b6"/>
    </style:style>
    <style:style style:name="P37" style:family="paragraph" style:parent-style-name="Standard">
      <style:text-properties officeooo:paragraph-rsid="0a0f8417"/>
    </style:style>
    <style:style style:name="P38" style:family="paragraph" style:parent-style-name="Standard">
      <style:text-properties officeooo:paragraph-rsid="0cbe2b6f"/>
    </style:style>
    <style:style style:name="P39" style:family="paragraph" style:parent-style-name="Standard">
      <style:text-properties officeooo:paragraph-rsid="0cc50ec9"/>
    </style:style>
    <style:style style:name="P40" style:family="paragraph" style:parent-style-name="Standard">
      <style:text-properties officeooo:paragraph-rsid="0cc5fe5b"/>
    </style:style>
    <style:style style:name="P41" style:family="paragraph" style:parent-style-name="Standard">
      <style:text-properties officeooo:paragraph-rsid="0cc79a2d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ce58c9e"/>
    </style:style>
    <style:style style:name="P44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5" style:family="paragraph" style:parent-style-name="Standard">
      <style:text-properties officeooo:paragraph-rsid="0d0f14ca"/>
    </style:style>
    <style:style style:name="P46" style:family="paragraph" style:parent-style-name="Standard">
      <style:text-properties officeooo:paragraph-rsid="0d13f73f"/>
    </style:style>
    <style:style style:name="P47" style:family="paragraph" style:parent-style-name="Standard">
      <style:text-properties officeooo:paragraph-rsid="0d1ec96e"/>
    </style:style>
    <style:style style:name="P4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d2e61eb"/>
    </style:style>
    <style:style style:name="P50" style:family="paragraph" style:parent-style-name="Standard">
      <style:text-properties officeooo:paragraph-rsid="0d70ffa9"/>
    </style:style>
    <style:style style:name="P51" style:family="paragraph" style:parent-style-name="Standard">
      <style:text-properties officeooo:paragraph-rsid="0d72da1f"/>
    </style:style>
    <style:style style:name="P52" style:family="paragraph" style:parent-style-name="Standard">
      <style:text-properties officeooo:paragraph-rsid="0d73904e"/>
    </style:style>
    <style:style style:name="P53" style:family="paragraph" style:parent-style-name="Standard">
      <style:text-properties officeooo:paragraph-rsid="0d79dd43"/>
    </style:style>
    <style:style style:name="P54" style:family="paragraph" style:parent-style-name="Standard">
      <style:text-properties officeooo:paragraph-rsid="0d7f6268"/>
    </style:style>
    <style:style style:name="P55" style:family="paragraph" style:parent-style-name="Standard">
      <style:text-properties officeooo:rsid="0d7f6268" officeooo:paragraph-rsid="0d7f6268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86ce16"/>
    </style:style>
    <style:style style:name="P58" style:family="paragraph" style:parent-style-name="Standard">
      <style:text-properties officeooo:paragraph-rsid="0d96845d"/>
    </style:style>
    <style:style style:name="P59" style:family="paragraph" style:parent-style-name="Standard">
      <style:text-properties officeooo:paragraph-rsid="0da26ad3"/>
    </style:style>
    <style:style style:name="P60" style:family="paragraph" style:parent-style-name="Standard">
      <style:text-properties officeooo:paragraph-rsid="0ce45be1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text-properties officeooo:paragraph-rsid="0c8364eb"/>
    </style:style>
    <style:style style:name="P63" style:family="paragraph" style:parent-style-name="Standard">
      <style:text-properties officeooo:paragraph-rsid="0cec0708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paragraph-rsid="0dab1f0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4f70e"/>
    </style:style>
    <style:style style:name="P72" style:family="paragraph" style:parent-style-name="Standard">
      <style:text-properties officeooo:paragraph-rsid="0db7fc8a"/>
    </style:style>
    <style:style style:name="P73" style:family="paragraph" style:parent-style-name="Standard">
      <style:text-properties officeooo:paragraph-rsid="0db9eb25"/>
    </style:style>
    <style:style style:name="P74" style:family="paragraph" style:parent-style-name="Standard">
      <style:text-properties officeooo:paragraph-rsid="0dbf3336"/>
    </style:style>
    <style:style style:name="P75" style:family="paragraph" style:parent-style-name="Standard">
      <style:text-properties officeooo:paragraph-rsid="0dbf3bd9"/>
    </style:style>
    <style:style style:name="P76" style:family="paragraph" style:parent-style-name="Standard">
      <style:text-properties officeooo:paragraph-rsid="0dc09832"/>
    </style:style>
    <style:style style:name="P77" style:family="paragraph" style:parent-style-name="Footnote">
      <style:text-properties officeooo:paragraph-rsid="04473353"/>
    </style:style>
    <style:style style:name="P78" style:family="paragraph" style:parent-style-name="Footnote">
      <style:text-properties officeooo:paragraph-rsid="0bf8351d"/>
    </style:style>
    <style:style style:name="P79" style:family="paragraph" style:parent-style-name="Footnote">
      <style:text-properties officeooo:paragraph-rsid="0cf7e116"/>
    </style:style>
    <style:style style:name="P80" style:family="paragraph" style:parent-style-name="Footnote">
      <style:text-properties officeooo:paragraph-rsid="0cfb8404"/>
    </style:style>
    <style:style style:name="P81" style:family="paragraph" style:parent-style-name="Footnote">
      <style:text-properties officeooo:paragraph-rsid="0d2b38cd"/>
    </style:style>
    <style:style style:name="P82" style:family="paragraph" style:parent-style-name="Footnote">
      <style:text-properties officeooo:paragraph-rsid="0d87a9cd"/>
    </style:style>
    <style:style style:name="P83" style:family="paragraph" style:parent-style-name="Footnote">
      <style:text-properties officeooo:paragraph-rsid="0d898ef6"/>
    </style:style>
    <style:style style:name="P84" style:family="paragraph" style:parent-style-name="Footnote">
      <style:text-properties officeooo:rsid="043ccc66" officeooo:paragraph-rsid="0d9d9794"/>
    </style:style>
    <style:style style:name="P85" style:family="paragraph" style:parent-style-name="Footnote">
      <style:text-properties officeooo:rsid="043ccc66" officeooo:paragraph-rsid="0d9de831"/>
    </style:style>
    <style:style style:name="P8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font-style="normal" officeooo:rsid="00bddfbe" style:font-size-asian="12pt" style:font-size-complex="12pt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34e3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4646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9284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59284c3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46468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9b5bb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2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2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0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7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2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normal" officeooo:rsid="0da9b617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9b6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9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2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2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2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6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8" style:family="text">
      <style:text-properties fo:color="#000000" style:font-name="Ubuntu2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9" style:family="text">
      <style:text-properties fo:color="#000000" style:font-name="Ubuntu2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0" style:family="text">
      <style:text-properties fo:color="#000000" style:font-name="Ubuntu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1" style:family="text">
      <style:text-properties fo:color="#000000" style:font-name="Ubuntu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style:font-name="Ubuntu2" fo:font-size="12pt" style:text-underline-style="none" officeooo:rsid="057e0008" style:font-size-asian="12pt" style:font-size-complex="12pt"/>
    </style:style>
    <style:style style:name="T343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44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45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46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47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48" style:family="text">
      <style:text-properties fo:color="#000000" style:font-name="Ubuntu2" fo:font-size="12pt" style:font-size-asian="12pt" style:font-size-complex="12pt"/>
    </style:style>
    <style:style style:name="T349" style:family="text">
      <style:text-properties fo:color="#000000" style:font-name="Ubuntu2" fo:font-size="12pt" officeooo:rsid="004804ae" style:font-size-asian="12pt" style:font-size-complex="12pt"/>
    </style:style>
    <style:style style:name="T350" style:family="text">
      <style:text-properties fo:color="#000000" style:font-name="Ubuntu2" fo:font-size="12pt" officeooo:rsid="0bac438a" style:font-size-asian="12pt" style:font-size-complex="12pt"/>
    </style:style>
    <style:style style:name="T351" style:family="text">
      <style:text-properties fo:color="#000000" style:text-underline-style="none" officeooo:rsid="0588721b" style:font-size-asian="12pt" style:font-size-complex="12pt"/>
    </style:style>
    <style:style style:name="T35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4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style:font-name="Ubuntu3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style:font-name="Ubuntu3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1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3" style:family="text">
      <style:text-properties style:text-line-through-style="none" style:text-line-through-type="none"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2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2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2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2" fo:font-size="12pt" style:text-underline-style="none" style:font-size-asian="12pt" style:font-size-complex="12pt"/>
    </style:style>
    <style:style style:name="T385" style:family="text">
      <style:text-properties style:text-line-through-style="none" style:text-line-through-type="none" style:font-name="Ubuntu2" fo:font-size="12pt" style:text-underline-style="none" officeooo:rsid="0055eeeb" style:font-size-asian="12pt" style:font-size-complex="12pt"/>
    </style:style>
    <style:style style:name="T386" style:family="text">
      <style:text-properties style:text-line-through-style="none" style:text-line-through-type="none" style:font-name="Ubuntu2" fo:font-size="12pt" style:text-underline-style="none" officeooo:rsid="0015c265" style:font-size-asian="12pt" style:font-size-complex="12pt"/>
    </style:style>
    <style:style style:name="T387" style:family="text">
      <style:text-properties style:text-line-through-style="none" style:text-line-through-type="none" style:font-name="Ubuntu2" fo:font-size="12pt" style:text-underline-style="none" officeooo:rsid="05789dad" style:font-size-asian="12pt" style:font-size-complex="12pt"/>
    </style:style>
    <style:style style:name="T388" style:family="text">
      <style:text-properties style:text-line-through-style="none" style:text-line-through-type="none" style:font-name="Ubuntu2" fo:font-size="12pt" style:text-underline-style="none" officeooo:rsid="00bddfbe" style:font-size-asian="12pt" style:font-size-complex="12pt"/>
    </style:style>
    <style:style style:name="T389" style:family="text">
      <style:text-properties style:text-line-through-style="none" style:text-line-through-type="none" style:font-name="Ubuntu2" fo:font-size="12pt" style:text-underline-style="none" officeooo:rsid="057a5164" style:font-size-asian="12pt" style:font-size-complex="12pt"/>
    </style:style>
    <style:style style:name="T390" style:family="text">
      <style:text-properties style:text-line-through-style="none" style:text-line-through-type="none" style:font-name="Ubuntu2" fo:font-size="12pt" style:text-underline-style="none" officeooo:rsid="0353fa6c" style:font-size-asian="12pt" style:font-size-complex="12pt"/>
    </style:style>
    <style:style style:name="T391" style:family="text">
      <style:text-properties style:text-line-through-style="none" style:text-line-through-type="none" style:font-name="Ubuntu2" fo:font-size="12pt" style:text-underline-style="none" officeooo:rsid="0371cd02" style:font-size-asian="12pt" style:font-size-complex="12pt"/>
    </style:style>
    <style:style style:name="T392" style:family="text">
      <style:text-properties style:text-line-through-style="none" style:text-line-through-type="none" style:font-name="Ubuntu2" fo:font-size="12pt" style:text-underline-style="none" officeooo:rsid="06a75228" style:font-size-asian="12pt" style:font-size-complex="12pt"/>
    </style:style>
    <style:style style:name="T393" style:family="text">
      <style:text-properties style:text-line-through-style="none" style:text-line-through-type="none" style:font-name="Ubuntu2" fo:font-size="12pt" style:text-underline-style="none" officeooo:rsid="0895525b" style:font-size-asian="12pt" style:font-size-complex="12pt"/>
    </style:style>
    <style:style style:name="T394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9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0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1" style:family="text">
      <style:text-properties style:use-window-font-color="true"/>
    </style:style>
    <style:style style:name="T40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7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2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2" style:family="text">
      <style:text-properties style:use-window-font-color="true" officeooo:rsid="047da547"/>
    </style:style>
    <style:style style:name="T423" style:family="text">
      <style:text-properties officeooo:rsid="047fb57c"/>
    </style:style>
    <style:style style:name="T424" style:family="text">
      <style:text-properties officeooo:rsid="047da547"/>
    </style:style>
    <style:style style:name="T425" style:family="text">
      <style:text-properties officeooo:rsid="01657261" style:font-size-asian="12pt" style:font-size-complex="12pt"/>
    </style:style>
    <style:style style:name="T426" style:family="text">
      <style:text-properties officeooo:rsid="00bddfbe" style:font-size-asian="12pt" style:font-size-complex="12pt"/>
    </style:style>
    <style:style style:name="T427" style:family="text">
      <style:text-properties officeooo:rsid="04473353"/>
    </style:style>
    <style:style style:name="T428" style:family="text">
      <style:text-properties fo:font-weight="normal" officeooo:rsid="0d53468e" style:font-weight-asian="normal" style:font-weight-complex="normal"/>
    </style:style>
    <style:style style:name="T429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0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1" style:family="text">
      <style:text-properties officeooo:rsid="050aa1f1"/>
    </style:style>
    <style:style style:name="T432" style:family="text">
      <style:text-properties officeooo:rsid="05903285"/>
    </style:style>
    <style:style style:name="T433" style:family="text">
      <style:text-properties officeooo:rsid="0594b105"/>
    </style:style>
    <style:style style:name="T434" style:family="text">
      <style:text-properties officeooo:rsid="0a6f0a69"/>
    </style:style>
    <style:style style:name="T435" style:family="text">
      <style:text-properties officeooo:rsid="0aace3cd"/>
    </style:style>
    <style:style style:name="T436" style:family="text">
      <style:text-properties officeooo:rsid="0b952edb"/>
    </style:style>
    <style:style style:name="T437" style:family="text">
      <style:text-properties fo:font-size="8pt" style:font-size-asian="8pt" style:font-size-complex="8pt" loext:padding="0.049cm" loext:border="0.31pt solid #000000"/>
    </style:style>
    <style:style style:name="T438" style:family="text">
      <style:text-properties officeooo:rsid="0394a435"/>
    </style:style>
    <style:style style:name="T439" style:family="text">
      <style:text-properties officeooo:rsid="0be4091b"/>
    </style:style>
    <style:style style:name="T440" style:family="text">
      <style:text-properties officeooo:rsid="0bf888a9"/>
    </style:style>
    <style:style style:name="T441" style:family="text">
      <style:text-properties officeooo:rsid="0cf7e116"/>
    </style:style>
    <style:style style:name="T442" style:family="text">
      <style:text-properties officeooo:rsid="0d1ec96e"/>
    </style:style>
    <style:style style:name="T443" style:family="text">
      <style:text-properties officeooo:rsid="0d52ea33"/>
    </style:style>
    <style:style style:name="T444" style:family="text">
      <style:text-properties officeooo:rsid="0e425964"/>
    </style:style>
    <style:style style:name="T445" style:family="text">
      <style:text-properties officeooo:rsid="0d8f970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9" form:id="control1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3" form:id="control2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4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Strong_20_Emphasis"><text:span text:style-name="T314">C</text:span></text:span><text:span text:style-name="Strong_20_Emphasis"><text:span text:style-name="T309">hecklist voor </text:span></text:span><text:span text:style-name="Strong_20_Emphasis"><text:span text:style-name="T319">de installatie</text:span></text:span><text:span text:style-name="Strong_20_Emphasis"><text:span text:style-name="T309"> van </text:span></text:span><text:reference-mark-start text:name="Distributie"/><text:span text:style-name="Strong_20_Emphasis"><text:span text:style-name="T312">Ubuntu</text:span></text:span><text:reference-mark-end text:name="Distributie"/><text:span text:style-name="Strong_20_Emphasis"><text:span text:style-name="T312"> </text:span></text:span><text:reference-mark-start text:name="Versie"/><text:span text:style-name="Strong_20_Emphasis"><text:span text:style-name="T318">20</text:span></text:span><text:span text:style-name="Strong_20_Emphasis"><text:span text:style-name="T317">.04</text:span></text:span><text:reference-mark-end text:name="Versie"/><text:span text:style-name="Strong_20_Emphasis"><text:span text:style-name="T310"> </text:span></text:span><text:span text:style-name="Strong_20_Emphasis"><text:span text:style-name="T323">LTS</text:span></text:span><text:span text:style-name="Strong_20_Emphasis"><text:span text:style-name="T310"><text:note text:id="ftn1" text:note-class="footnote"><text:note-citation>1</text:note-citation><text:note-body><text:p text:style-name="P78"><text:span text:style-name="T438">Deze versie </text:span><text:span text:style-name="T439">20.04 </text:span><text:span text:style-name="T438">heeft codenaam Focal Fossa (focal) en is een zogenaamde LTS-versie (Long-Term Support, langetermijnondersteuning). <text:s/>Een LTS-versie verschijnt iedere twee jaar </text:span><text:span text:style-name="T443">in </text:span><text:span text:style-name="T438">april (deze in april 2020) en wordt vanaf vrijgave </text:span><text:span text:style-name="T358">vijf</text:span><text:span text:style-name="T438"> jaar ondersteund</text:span><text:span text:style-name="T434"> </text:span><text:span text:style-name="T438">(</text:span><text:span text:style-name="T440">updates </text:span><text:span text:style-name="T438">tot april 2025</text:span><text:span text:style-name="T434">)</text:span><text:span text:style-name="T438">.</text:span></text:p></text:note-body></text:note></text:span></text:span><text:span text:style-name="Strong_20_Emphasis"><text:span text:style-name="T323"> </text:span></text:span><text:reference-mark-start text:name="Editie"/><text:span text:style-name="Strong_20_Emphasis"><text:span text:style-name="T311">desktop</text:span></text:span><text:reference-mark-end text:name="Editie"/><text:span text:style-name="Strong_20_Emphasis"><text:span text:style-name="T313">.</text:span></text:span></text:p>
      <text:p text:style-name="P8"/>
      <text:p text:style-name="P58"><text:span text:style-name="T16">Kijk op</text:span><text:span text:style-name="T309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9"> </text:span><text:span text:style-name="T402">voor</text:span><text:span text:style-name="T403"> </text:span><text:span text:style-name="T404">deze en andere </text:span><text:span text:style-name="T17">checklists, scripts, </text:span><text:span text:style-name="T69">en informatie</text:span><text:span text:style-name="T17">.</text:span></text:p>
      <text:p text:style-name="P19"/>
      <text:p text:style-name="P44"><text:span text:style-name="T195">D</text:span><text:span text:style-name="T194">it is een invulbare PD</text:span><text:span text:style-name="T196">F</text:span><text:span text:style-name="T194"> met tekst- en keuzevakken; </text:span><text:span text:style-name="T197">a</text:span><text:span text:style-name="T194">fdrukken is niet noodzakelijk.</text:span></text:p>
      <text:p text:style-name="P9"/>
      <text:p text:style-name="P9">V<text:span text:style-name="T423">ul de waarden in het tekstvak achter de </text:span><text:span text:style-name="Definition"><text:span text:style-name="T424">schuingedrukte</text:span></text:span> <text:span text:style-name="T424">woorden </text:span><text:span text:style-name="T422">(zie toelichting)</text:span><text:span text:style-name="T424">:</text:span></text:p>
      <text:p text:style-name="P4"><text:span text:style-name="Definition"><text:span text:style-name="T406">g</text:span></text:span><text:span text:style-name="Definition"><text:span text:style-name="T405">ebruiker</text:span></text:span><text:span text:style-name="Definition"><text:span text:style-name="T407"><text:tab/><text:tab/></text:span></text:span><text:span text:style-name="Definition"><text:span text:style-name="T401"> <text:tab/><text:tab/></text:span></text:span><text:span text:style-name="T408"><draw:control text:anchor-type="as-char" svg:y="-0.429cm" draw:z-index="19" draw:name="Gebruiker" draw:style-name="gr2" draw:text-style-name="P93" svg:width="6.061cm" svg:height="0.6cm" draw:control="control20"><svg:title>Gebruiker</svg:title><svg:desc>Volledige naam, bijv. Jan Stek</svg:desc></draw:control></text:span><text:span text:style-name="T408"><text:tab/></text:span><text:span text:style-name="T409">(</text:span><text:span text:style-name="T419">volledige naam, bijv. </text:span><text:span text:style-name="T421">Karel Kamer</text:span><text:span text:style-name="T420">)</text:span></text:p>
      <text:p text:style-name="Standard"><text:span text:style-name="Definition"><text:span text:style-name="T406">g</text:span></text:span><text:span text:style-name="Definition"><text:span text:style-name="T405">ebruikersnaam<text:tab/><text:tab/></text:span></text:span><text:span text:style-name="Definition"><text:span text:style-name="T405"><draw:control text:anchor-type="as-char" svg:y="-0.429cm" draw:z-index="20" draw:name="Gberuikersnaam" draw:style-name="gr2" draw:text-style-name="P93" svg:width="6.061cm" svg:height="0.6cm" draw:control="control21"><svg:title>Gebruikersnaam</svg:title><svg:desc>Korte naam, bijv. jan</svg:desc></draw:control></text:span></text:span><text:span text:style-name="Definition"><text:span text:style-name="T405"><text:tab/></text:span></text:span><text:span text:style-name="T3">(korte naam, bijv. </text:span><text:span text:style-name="T340">karel</text:span><text:span text:style-name="T3">)</text:span></text:p>
      <text:p text:style-name="P2"><text:span text:style-name="Definition"><text:span text:style-name="T416">c</text:span></text:span><text:span text:style-name="Definition"><text:span text:style-name="T415">omputernaam<text:tab/><text:tab/></text:span></text:span><text:span text:style-name="Definition"><text:span text:style-name="T408"><draw:control text:anchor-type="as-char" svg:y="-0.429cm" draw:z-index="21" draw:name="Computernaam" draw:style-name="gr2" draw:text-style-name="P93" svg:width="6.061cm" svg:height="0.6cm" draw:control="control22"><svg:title>Computernaam</svg:title><svg:desc>Unieke naam van de computer</svg:desc></draw:control></text:span></text:span><text:span text:style-name="Definition"><text:span text:style-name="T408"><text:tab/></text:span></text:span><text:span text:style-name="Definition"><text:span text:style-name="T412">(</text:span></text:span><text:span text:style-name="Definition"><text:span text:style-name="T410">unieke naam van de compute</text:span></text:span><text:span text:style-name="Definition"><text:span text:style-name="T411">r</text:span></text:span><text:span text:style-name="Definition"><text:span text:style-name="T412">)</text:span></text:span></text:p>
      <text:p text:style-name="P2"><text:span text:style-name="Definition"><text:span text:style-name="T406">o</text:span></text:span><text:span text:style-name="Definition"><text:span text:style-name="T405">pstartmenu</text:span></text:span><text:span text:style-name="Definition"><text:span text:style-name="T408"><text:tab/><text:tab/><text:tab/></text:span></text:span><text:span text:style-name="Definition"><text:span text:style-name="T408"><draw:control text:anchor-type="as-char" svg:y="-0.429cm" draw:z-index="22" draw:name="Opstartmenu" draw:style-name="gr2" draw:text-style-name="P93" svg:width="6.061cm" svg:height="0.6cm" draw:control="control23"><svg:title>Opstartmenu</svg:title><svg:desc>Toets voor het opstartmenu ("bootmenu")</svg:desc></draw:control></text:span></text:span><text:span text:style-name="Definition"><text:span text:style-name="T408"><text:tab/></text:span></text:span><text:span text:style-name="Definition"><text:span text:style-name="T412">(</text:span></text:span><text:span text:style-name="Definition"><text:span text:style-name="T410">to</text:span></text:span><text:span text:style-name="Definition"><text:span text:style-name="T413">ets voor het opstartmedium</text:span></text:span><text:span text:style-name="Definition"><text:span text:style-name="T414">)</text:span></text:span></text:p>
      <text:p text:style-name="P2"><text:span text:style-name="Definition"><text:span text:style-name="T417">i</text:span></text:span><text:span text:style-name="Definition"><text:span text:style-name="T418">nstellingen</text:span></text:span><text:span text:style-name="T412"><text:tab/><text:tab/> <text:tab/></text:span><text:span text:style-name="T412"><draw:control text:anchor-type="as-char" svg:y="-0.429cm" draw:z-index="18" draw:name="Instellingen" draw:style-name="gr2" draw:text-style-name="P93" svg:width="6.061cm" svg:height="0.6cm" draw:control="control19"><svg:title>Instellingen</svg:title><svg:desc>Toets voor het BIOS/UEFI-scherm ("setup")</svg:desc></draw:control></text:span><text:span text:style-name="T412"><text:tab/>(</text:span><text:span text:style-name="T410">toets voor het BIOS/UEFI-scherm</text:span><text:span text:style-name="T412">)</text:span></text:p>
      <text:p text:style-name="P3"><text:span text:style-name="T329">Vervang </text:span><text:span text:style-name="Definition"><text:span text:style-name="T14">schuingedrukte</text:span></text:span><text:span text:style-name="T329"> </text:span><text:span text:style-name="T330">woorden </text:span><text:span text:style-name="T329">in deze checklist door </text:span><text:span text:style-name="T330">boven</text:span><text:span text:style-name="T329">staande waarden.</text:span></text:p>
      <text:p text:style-name="P10"/>
      <text:p text:style-name="P1"><text:span text:style-name="Strong_20_Emphasis"><text:span text:style-name="T324"/></text:span></text:p>
      <text:p text:style-name="P66"><text:span text:style-name="Strong_20_Emphasis"><text:span text:style-name="T141"><draw:control text:anchor-type="as-char" draw:z-index="29" draw:name="Vorm3_1" draw:style-name="gr1" draw:text-style-name="P92" svg:width="0.35cm" svg:height="0.35cm" draw:control="control30"/></text:span></text:span><text:span text:style-name="Strong_20_Emphasis"><text:span text:style-name="T139"><text:tab/></text:span></text:span><text:span text:style-name="T325">Nog niet op Linux?<text:tab/></text:span><text:span text:style-name="T352"></text:span><text:span text:style-name="T331"> </text:span><text:span text:style-name="T332">G</text:span><text:span text:style-name="T326">ebruik </text:span><text:span text:style-name="Strong_20_Emphasis"><text:span text:style-name="T362">Checklist migratie</text:span></text:span><text:span text:style-name="T32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7"> onder </text:span><text:span text:style-name="T337">Linux</text:span><text:span text:style-name="T328">.</text:span></text:p>
      <text:p text:style-name="P67"><draw:control text:anchor-type="as-char" draw:z-index="30" draw:name="Vorm3_2" draw:style-name="gr1" draw:text-style-name="P92" svg:width="0.35cm" svg:height="0.35cm" draw:control="control31"/><text:span text:style-name="Strong_20_Emphasis"><text:span text:style-name="T139"><text:tab/></text:span></text:span><text:span text:style-name="T333">Nieuwe installatie?<text:tab/></text:span><text:span text:style-name="T353"></text:span><text:span text:style-name="T336"><text:tab/></text:span><text:span text:style-name="T335">B</text:span><text:span text:style-name="T333">egin bij hoofdstuk </text:span><text:span text:style-name="T338"><text:bookmark-ref text:reference-format="page" text:ref-name="__RefNumPara__4009_1271708128">2</text:bookmark-ref></text:span><text:span text:style-name="T333"><text:s text:c="2"/></text:span><text:span text:style-name="T339"><text:bookmark-ref text:reference-format="text" text:ref-name="__RefNumPara__4009_1271708128">Installatie uitvoeren</text:bookmark-ref></text:span><text:span text:style-name="T334">.</text:span></text:p>
      <text:p text:style-name="P5"/>
      <text:list xml:id="list1227828841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39670571472">
          <table:table-cell table:style-name="_31_._5f_Installatie_5f_voorbereiden.A1" office:value-type="string">
            <text:p text:style-name="P48"><text:span text:style-name="Strong_20_Emphasis"><text:span text:style-name="T129"><text:s/></text:span></text:span><text:span text:style-name="Strong_20_Emphasis"><text:span text:style-name="T142"><draw:control text:anchor-type="as-char" draw:z-index="28" draw:name="Vorm3_0" draw:style-name="gr1" draw:text-style-name="P92" svg:width="0.35cm" svg:height="0.35cm" draw:control="control29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12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30"><text:note text:id="ftn2" text:note-class="footnote"><text:note-citation>2</text:note-citation><text:note-body><text:p text:style-name="P84"><text:span text:style-name="User_20_Entry"><text:span text:style-name="T236">E</text:span></text:span><text:span text:style-name="User_20_Entry"><text:span text:style-name="T242">v</text:span></text:span><text:span text:style-name="User_20_Entry"><text:span text:style-name="T243">en</text:span></text:span><text:span text:style-name="User_20_Entry"><text:span text:style-name="T302">t</text:span></text:span><text:span text:style-name="User_20_Entry"><text:span text:style-name="T303">uele </text:span></text:span><text:span text:style-name="User_20_Entry"><text:span text:style-name="T304">extra gebruikers aanmelden</text:span></text:span><text:span text:style-name="User_20_Entry"><text:span text:style-name="T241">, zoek en start </text:span></text:span><text:span text:style-name="User_20_Entry"><text:span text:style-name="T246">Installatiemenu</text:span></text:span><text:span text:style-name="Strong_20_Emphasis"><text:span text:style-name="T295"> </text:span></text:span><text:span text:style-name="User_20_Entry"><text:span text:style-name="T241">en </text:span></text:span><text:span text:style-name="User_20_Entry"><text:span text:style-name="T240">kies </text:span></text:span><text:span text:style-name="User_20_Entry"><text:span text:style-name="T245">4 </text:span></text:span><text:span text:style-name="User_20_Entry"><text:span text:style-name="T244">Gebruiker inrichten</text:span></text:span><text:span text:style-name="User_20_Entry"><text:span text:style-name="T240">.</text:span></text:span></text:p></text:note-body></text:note></text:span></text:span><text:span text:style-name="Strong_20_Emphasis"><text:span text:style-name="T130">.</text:span></text:span></text:p>
          </table:table-cell>
        </table:table-row>
        <table:table-row table:style-name="TableLine94639670707488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</table:table-row>
        <table:table-row table:style-name="TableLine94639670700992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T140"><draw:control text:anchor-type="as-char" draw:z-index="0" draw:name="Vorm4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9">Terminalvenster</text:span></text:span><text:span text:style-name="Strong_20_Emphasis"><text:span text:style-name="T84"> met toetscombinatie <text:line-break/></text:span></text:span><text:span text:style-name="Strong_20_Emphasis"><text:span text:style-name="T235">Ctrl</text:span></text:span><text:span text:style-name="Strong_20_Emphasis"><text:span text:style-name="T234"> </text:span></text:span><text:span text:style-name="Strong_20_Emphasis"><text:span text:style-name="T235">Alt</text:span></text:span><text:span text:style-name="Strong_20_Emphasis"><text:span text:style-name="T234"> </text:span></text:span><text:span text:style-name="Strong_20_Emphasis"><text:span text:style-name="T235">T</text:span></text:span><text:span text:style-name="Strong_20_Emphasis"><text:span text:style-name="T110">.</text:span></text:span></text:p>
          </table:table-cell>
        </table:table-row>
        <table:table-row table:style-name="TableLine94639670701248">
          <table:table-cell table:style-name="_31_._5f_Installatie_5f_voorbereiden.A1" office:value-type="string">
            <text:p text:style-name="P68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47">Typ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4">z</text:span></text:span><text:span text:style-name="Strong_20_Emphasis"><text:span text:style-name="T110">e opdrachten, ieder gevolgd door de </text:span></text:span><text:span text:style-name="Strong_20_Emphasis"><text:span text:style-name="T235">Enter</text:span></text:span><text:span text:style-name="Strong_20_Emphasis"><text:span text:style-name="T84">-toets:<text:line-break/></text:span></text:span><text:span text:style-name="User_20_Entry"><text:span text:style-name="T307">wget karelzimmer.nl/</text:span></text:span><text:span text:style-name="User_20_Entry"><text:span text:style-name="T308">kz</text:span></text:span><text:span text:style-name="User_20_Entry"><text:span text:style-name="T307"><text:line-break/>bash </text:span></text:span><text:span text:style-name="User_20_Entry"><text:span text:style-name="T308">kz</text:span></text:span></text:p>
          </table:table-cell>
        </table:table-row>
        <table:table-row table:style-name="TableLine94639670701840"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2"/>
          </table:table-cell>
        </table:table-row>
        <table:table-row table:style-name="TableLine94639670702432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Strong_20_Emphasis"><text:span text:style-name="T140"><draw:control text:anchor-type="as-char" draw:z-index="1" draw:name="Vorm6" draw:style-name="gr1" draw:text-style-name="P9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3">Bereid de installatie voor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33">Super</text:span></text:span><text:span text:style-name="Strong_20_Emphasis"><text:span text:style-name="T96">-toets</text:span></text:span><text:span text:style-name="Strong_20_Emphasis"><text:span text:style-name="T305"><text:note text:id="ftn3" text:note-class="footnote"><text:note-citation>3</text:note-citation><text:note-body><text:p text:style-name="P79"><text:span text:style-name="T354">D</text:span>e <text:span text:style-name="T437">Super</text:span>-toets <text:span text:style-name="T354">is </text:span>de Windows<text:span text:style-name="T441">-</text:span><text:span text:style-name="T436">toets</text:span>, <text:span text:style-name="T441">C</text:span>ommand-<text:span text:style-name="T436">toets</text:span>, of <text:span text:style-name="T441">V</text:span>ergrootglas-toets.</text:p></text:note-body></text:note></text:span></text:span><text:span text:style-name="Strong_20_Emphasis"><text:span text:style-name="T73">, </text:span></text:span><text:span text:style-name="Strong_20_Emphasis"><text:span text:style-name="T104">t</text:span></text:span><text:span text:style-name="Strong_20_Emphasis"><text:span text:style-name="T87">yp </text:span></text:span><text:span text:style-name="Strong_20_Emphasis"><text:span text:style-name="T171">men</text:span></text:span><text:span text:style-name="Strong_20_Emphasis"><text:span text:style-name="T175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95"> </text:span></text:span><text:span text:style-name="Strong_20_Emphasis"><text:span text:style-name="T282">Installatiem</text:span></text:span><text:span text:style-name="Strong_20_Emphasis"><text:span text:style-name="T281">enu</text:span></text:span><text:span text:style-name="Strong_20_Emphasis"><text:span text:style-name="T96">.</text:span></text:span></text:p>
          </table:table-cell>
        </table:table-row>
        <table:table-row table:style-name="TableLine94639670703024">
          <table:table-cell table:style-name="_31_._5f_Installatie_5f_voorbereiden.A1" office:value-type="string">
            <text:p text:style-name="P69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9">1</text:span></text:span><text:span text:style-name="Strong_20_Emphasis"><text:span text:style-name="T285"> </text:span></text:span><text:span text:style-name="Strong_20_Emphasis"><text:span text:style-name="T286">In</text:span></text:span><text:span text:style-name="Strong_20_Emphasis"><text:span text:style-name="T290">stallatie voorbereiden</text:span></text:span><text:span text:style-name="Strong_20_Emphasis"><text:span text:style-name="T97"> </text:span></text:span><text:span text:style-name="Strong_20_Emphasis"><text:span text:style-name="T124">en v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20"/>
      <text:list xml:id="list100257704510954" text:continue-numbering="true" text:style-name="L1">
        <text:list-item>
          <text:p text:style-name="P9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39670687360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40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5"><text:span text:style-name="T348">Start de computer op vanaf </text:span><text:span text:style-name="T349">een </text:span><text:span text:style-name="T349"><text:reference-ref text:reference-format="text" text:ref-name="Distributie">Ubuntu</text:reference-ref></text:span><text:span text:style-name="T349"><text:s/></text:span><text:span text:style-name="T348"><text:reference-ref text:reference-format="text" text:ref-name="Versie">20.04</text:reference-ref></text:span><text:span text:style-name="T202"><text:s/></text:span><text:span text:style-name="T202"><text:reference-ref text:reference-format="text" text:ref-name="Editie">desktop</text:reference-ref></text:span><text:span text:style-name="T202"><text:s/>Live</text:span><text:span text:style-name="T202"><text:note text:id="ftn4" text:note-class="footnote"><text:note-citation>1</text:note-citation><text:note-body><text:p text:style-name="P77"><text:span text:style-name="T427">Vanaf ee</text:span>n Live <text:span text:style-name="T435">USB-stick of </text:span><text:span text:style-name="T357">C</text:span><text:span text:style-name="T435">D</text:span><text:span text:style-name="T6"> </text:span>kunt <text:span text:style-name="T427">u opstarten en</text:span> met <text:reference-ref text:reference-format="text" text:ref-name="Distributie">Ubuntu</text:reference-ref><text:s/>werken zonder deze te installeren.</text:p></text:note-body></text:note></text:span><text:span text:style-name="T202"> </text:span><text:span text:style-name="T205">USB-stick</text:span><text:span text:style-name="T205"><text:note text:id="ftn5" text:note-class="footnote"><text:note-citation>2</text:note-citation><text:note-body><text:p text:style-name="P81"><text:span text:style-name="Strong_20_Emphasis"><text:span text:style-name="T216">Download </text:span></text:span><text:span text:style-name="Strong_20_Emphasis"><text:span text:style-name="T210">een </text:span></text:span><text:span text:style-name="Strong_20_Emphasis"><text:span text:style-name="T220">Desktop </text:span></text:span><text:span text:style-name="Strong_20_Emphasis"><text:span text:style-name="T231">CD</text:span></text:span><text:span text:style-name="Strong_20_Emphasis"><text:span text:style-name="T215"> vanaf </text:span></text:span><text:a xlink:type="simple" xlink:href="http://nl.releases.ubuntu.com/" text:style-name="Internet_20_link" text:visited-style-name="Visited_20_Internet_20_Link"><text:span text:style-name="Strong_20_Emphasis"><text:span text:style-name="T430">nl.releases.ubuntu.com</text:span></text:span></text:a><text:span text:style-name="Strong_20_Emphasis"><text:span text:style-name="T215">, </text:span></text:span><text:span text:style-name="Strong_20_Emphasis"><text:span text:style-name="T228">kies </text:span></text:span><text:span text:style-name="Strong_20_Emphasis"><text:span text:style-name="T239">Ubuntu 20.04... LTS (Focal Fossa)</text:span></text:span><text:span text:style-name="Strong_20_Emphasis"><text:span text:style-name="T228">, </text:span></text:span><text:span text:style-name="Strong_20_Emphasis"><text:span text:style-name="T211">en </text:span></text:span><text:span text:style-name="Strong_20_Emphasis"><text:span text:style-name="T216">plaats </text:span></text:span><text:span text:style-name="Strong_20_Emphasis"><text:span text:style-name="T210">een USB-stick </text:span></text:span><text:span text:style-name="Strong_20_Emphasis"><text:span text:style-name="T232">va</text:span></text:span><text:span text:style-name="Strong_20_Emphasis"><text:span text:style-name="T226">n </text:span></text:span><text:span text:style-name="Strong_20_Emphasis"><text:span text:style-name="T209">min</text:span></text:span><text:span text:style-name="Strong_20_Emphasis"><text:span text:style-name="T227">imaal</text:span></text:span><text:span text:style-name="Strong_20_Emphasis"><text:span text:style-name="T209"> </text:span></text:span><text:span text:style-name="Strong_20_Emphasis"><text:span text:style-name="T217">4</text:span></text:span><text:span text:style-name="Strong_20_Emphasis"><text:span text:style-name="T209"> GB. <text:line-break/></text:span></text:span><text:span text:style-name="Strong_20_Emphasis"><text:span text:style-name="T230">Zoek</text:span></text:span><text:span text:style-name="Strong_20_Emphasis"><text:span text:style-name="T209"> </text:span></text:span><text:span text:style-name="Strong_20_Emphasis"><text:span text:style-name="T238">opst</text:span></text:span><text:span text:style-name="Strong_20_Emphasis"><text:span text:style-name="T209"> en klik op het pictogram van</text:span></text:span><text:span text:style-name="Strong_20_Emphasis"><text:span text:style-name="T212"> </text:span></text:span><text:span text:style-name="Strong_20_Emphasis"><text:span text:style-name="T237">Opstartschijf aanmaken</text:span></text:span><text:span text:style-name="Strong_20_Emphasis"><text:span text:style-name="T219">, </text:span></text:span><text:span text:style-name="Strong_20_Emphasis"><text:span text:style-name="T225">o</text:span></text:span><text:span text:style-name="Strong_20_Emphasis"><text:span text:style-name="T210">f </text:span></text:span><text:span text:style-name="Strong_20_Emphasis"><text:span text:style-name="T213">gebruik </text:span></text:span><text:span text:style-name="Strong_20_Emphasis"><text:span text:style-name="T206">het programma balenaEtche</text:span></text:span><text:span text:style-name="Strong_20_Emphasis"><text:span text:style-name="T214">r</text:span></text:span><text:span text:style-name="Strong_20_Emphasis"><text:span text:style-name="T206"> </text:span></text:span><text:span text:style-name="Strong_20_Emphasis"><text:span text:style-name="T207">(</text:span></text:span><text:a xlink:type="simple" xlink:href="https://www.balena.io/etcher/" text:style-name="Internet_20_link" text:visited-style-name="Visited_20_Internet_20_Link"><text:span text:style-name="Strong_20_Emphasis"><text:span text:style-name="T429">etcher.io</text:span></text:span></text:a><text:span text:style-name="Strong_20_Emphasis"><text:span text:style-name="T207">); </text:span></text:span><text:span text:style-name="Strong_20_Emphasis"><text:span text:style-name="T206">balenaEtche</text:span></text:span><text:span text:style-name="Strong_20_Emphasis"><text:span text:style-name="T214">r</text:span></text:span><text:span text:style-name="Strong_20_Emphasis"><text:span text:style-name="T221"> is</text:span></text:span><text:span text:style-name="Strong_20_Emphasis"><text:span text:style-name="T207"> </text:span></text:span><text:span text:style-name="Strong_20_Emphasis"><text:span text:style-name="T210">beschikbaar voor </text:span></text:span><text:span text:style-name="Strong_20_Emphasis"><text:span text:style-name="T222">Windows, </text:span></text:span><text:span text:style-name="Strong_20_Emphasis"><text:span text:style-name="T223">OS X</text:span></text:span><text:span text:style-name="Strong_20_Emphasis"><text:span text:style-name="T206">, </text:span></text:span><text:span text:style-name="Strong_20_Emphasis"><text:span text:style-name="T207">en </text:span></text:span><text:span text:style-name="Strong_20_Emphasis"><text:span text:style-name="T224">GNU/</text:span></text:span><text:span text:style-name="Strong_20_Emphasis"><text:span text:style-name="T206">Linux</text:span></text:span><text:span text:style-name="Strong_20_Emphasis"><text:span text:style-name="T208">.</text:span></text:span></text:p></text:note-body></text:note></text:span><text:span text:style-name="T205"> of </text:span><text:span text:style-name="T201">C</text:span><text:span text:style-name="T205">D</text:span><text:span text:style-name="T205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2">.</text:span></text:p>
            <text:p text:style-name="P27"><text:span text:style-name="T203">Opstartmenu/</text:span><text:span text:style-name="T204">boot menu</text:span><text:span text:style-name="T203"> </text:span><text:span text:style-name="T202">via </text:span><text:span text:style-name="Definition"><text:span text:style-name="T425">opstartmenu</text:span></text:span><text:span text:style-name="T202">, </text:span><text:span text:style-name="T203">instellingen/</text:span><text:span text:style-name="T204">setup</text:span><text:span text:style-name="T202"> via </text:span><text:span text:style-name="Definition"><text:span text:style-name="T425">instellingen</text:span></text:span><text:span text:style-name="T202">.</text:span></text:p>
          </table:table-cell>
        </table:table-row>
        <table:table-row table:style-name="TableLine94639670675824">
          <table:table-cell table:style-name="_32_._5f_Installatie_5f_uitvoeren.A1" office:value-type="string">
            <text:p text:style-name="P39"><text:span text:style-name="Strong_20_Emphasis"><text:span text:style-name="T98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33">Kies</text:span></text:span><text:span text:style-name="Strong_20_Emphasis"><text:span text:style-name="T60"> </text:span></text:span><text:span text:style-name="Strong_20_Emphasis"><text:span text:style-name="T134">als</text:span></text:span><text:span text:style-name="Strong_20_Emphasis"><text:span text:style-name="T63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6">met pijltjes-toetsen</text:span></text:span><text:span text:style-name="Strong_20_Emphasis"><text:span text:style-name="T61"> </text:span></text:span><text:span text:style-name="Strong_20_Emphasis"><text:span text:style-name="T190">Nederlands</text:span></text:span><text:span text:style-name="Strong_20_Emphasis"><text:span text:style-name="T37"> </text:span></text:span><text:span text:style-name="Strong_20_Emphasis"><text:span text:style-name="T66">en druk op </text:span></text:span><text:span text:style-name="Strong_20_Emphasis"><text:span text:style-name="T65">de </text:span></text:span><text:span text:style-name="Strong_20_Emphasis"><text:span text:style-name="T218">Enter</text:span></text:span><text:span text:style-name="Strong_20_Emphasis"><text:span text:style-name="T65">-toets.</text:span></text:span></text:p>
          </table:table-cell>
        </table:table-row>
        <table:table-row table:style-name="TableLine94639670963648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12"><text:span text:style-name="T350">Kies </text:span><text:span text:style-name="T341">Ubuntu installeren </text:span><text:span text:style-name="Strong_20_Emphasis"><text:span text:style-name="T134">en druk op </text:span></text:span><text:span text:style-name="Strong_20_Emphasis"><text:span text:style-name="T135">de </text:span></text:span><text:span text:style-name="Strong_20_Emphasis"><text:span text:style-name="T229">Enter</text:span></text:span><text:span text:style-name="Strong_20_Emphasis"><text:span text:style-name="T135">-toets</text:span></text:span><text:span text:style-name="T350">.</text:span></text:p>
          </table:table-cell>
        </table:table-row>
        <table:table-row table:style-name="TableLine9463967096390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3" draw:name="Vorm12" draw:style-name="gr1" draw:text-style-name="P92" svg:width="0.35cm" svg:height="0.35cm" draw:control="control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8">Op het </text:span></text:span><text:span text:style-name="Strong_20_Emphasis"><text:span text:style-name="T33">scherm </text:span></text:span><text:span text:style-name="Strong_20_Emphasis"><text:span text:style-name="T254">Wel</text:span></text:span><text:span text:style-name="Strong_20_Emphasis"><text:span text:style-name="T296">k</text:span></text:span><text:span text:style-name="Strong_20_Emphasis"><text:span text:style-name="T259">om</text:span></text:span><text:span text:style-name="Strong_20_Emphasis"><text:span text:style-name="T34"> </text:span></text:span><text:span text:style-name="Strong_20_Emphasis"><text:span text:style-name="T28">kies </text:span></text:span><text:span text:style-name="Strong_20_Emphasis"><text:span text:style-name="T166">Nederlands</text:span></text:span><text:span text:style-name="Strong_20_Emphasis"><text:span text:style-name="T16"> en klik op</text:span></text:span><text:span text:style-name="Strong_20_Emphasis"><text:span text:style-name="T24"> </text:span></text:span><text:span text:style-name="Strong_20_Emphasis"><text:span text:style-name="T167">Verder</text:span></text:span><text:span text:style-name="Strong_20_Emphasis"><text:span text:style-name="T16">.</text:span></text:span></text:p>
          </table:table-cell>
        </table:table-row>
        <table:table-row table:style-name="TableLine94639670964416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147">O</text:span></text:span><text:span text:style-name="Strong_20_Emphasis"><text:span text:style-name="T148">p </text:span></text:span><text:span text:style-name="Strong_20_Emphasis"><text:span text:style-name="T149">het </text:span></text:span><text:span text:style-name="Strong_20_Emphasis"><text:span text:style-name="T150">scherm </text:span></text:span><text:span text:style-name="Strong_20_Emphasis"><text:span text:style-name="T252">Toetsenbord</text:span></text:span><text:span text:style-name="Strong_20_Emphasis"><text:span text:style-name="T253">indeling</text:span></text:span><text:span text:style-name="Strong_20_Emphasis"><text:span text:style-name="T150"> </text:span></text:span><text:span text:style-name="Strong_20_Emphasis"><text:span text:style-name="T151">controleer </text:span></text:span><text:span text:style-name="Strong_20_Emphasis"><text:span text:style-name="T152">de </text:span></text:span><text:span text:style-name="Strong_20_Emphasis"><text:span text:style-name="T162">te gebruiken </text:span></text:span><text:span text:style-name="Strong_20_Emphasis"><text:span text:style-name="T151">toetsenbordindeling </text:span></text:span><text:span text:style-name="Strong_20_Emphasis"><text:span text:style-name="T153">en </text:span></text:span><text:span text:style-name="Strong_20_Emphasis"><text:span text:style-name="T147">klik </text:span></text:span><text:span text:style-name="Strong_20_Emphasis"><text:span text:style-name="T150">op </text:span></text:span><text:span text:style-name="Strong_20_Emphasis"><text:span text:style-name="T191">Verder</text:span></text:span><text:span text:style-name="Strong_20_Emphasis"><text:span text:style-name="T150">.</text:span></text:span></text:p>
          </table:table-cell>
        </table:table-row>
        <table:table-row table:style-name="TableLine94639670964672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50">Als </text:span></text:span><text:span text:style-name="Strong_20_Emphasis"><text:span text:style-name="T39">het </text:span></text:span><text:span text:style-name="Strong_20_Emphasis"><text:span text:style-name="T27">het scherm </text:span></text:span><text:span text:style-name="Strong_20_Emphasis"><text:span text:style-name="T251">Draadloos</text:span></text:span><text:span text:style-name="Strong_20_Emphasis"><text:span text:style-name="T27"> </text:span></text:span><text:span text:style-name="Strong_20_Emphasis"><text:span text:style-name="T39">verschijnt, </text:span></text:span><text:span text:style-name="Strong_20_Emphasis"><text:span text:style-name="T29">kies</text:span></text:span><text:span text:style-name="Strong_20_Emphasis"><text:span text:style-name="T27"> </text:span></text:span><text:span text:style-name="Strong_20_Emphasis"><text:span text:style-name="T29">een draadloos netwerk, maak </text:span></text:span><text:span text:style-name="Strong_20_Emphasis"><text:span text:style-name="T16">verbinding, </text:span></text:span><text:span text:style-name="Strong_20_Emphasis"><text:span text:style-name="T30">en klik</text:span></text:span><text:span text:style-name="Strong_20_Emphasis"><text:span text:style-name="T16"> </text:span></text:span><text:span text:style-name="Strong_20_Emphasis"><text:span text:style-name="T22">op </text:span></text:span><text:span text:style-name="Strong_20_Emphasis"><text:span text:style-name="T167">Verder</text:span></text:span><text:span text:style-name="Strong_20_Emphasis"><text:span text:style-name="T16">.</text:span></text:span></text:p>
          </table:table-cell>
        </table:table-row>
        <table:table-row table:style-name="TableLine94639670964928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31">O</text:span></text:span><text:span text:style-name="Strong_20_Emphasis"><text:span text:style-name="T25">p het scherm </text:span></text:span><text:span text:style-name="Strong_20_Emphasis"><text:span text:style-name="T255">Bijgewerkte pakketten en andere programmatuur</text:span></text:span><text:span text:style-name="Strong_20_Emphasis"><text:span text:style-name="T249"> </text:span></text:span><text:span text:style-name="T16">klik op </text:span><text:span text:style-name="Strong_20_Emphasis"><text:span text:style-name="T166">Verder</text:span></text:span><text:span text:style-name="Strong_20_Emphasis"><text:span text:style-name="T16">.</text:span></text:span></text:p>
          </table:table-cell>
        </table:table-row>
        <table:table-row table:style-name="TableLine94639670965184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TableLine94639670965440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4" draw:name="Vorm16" draw:style-name="gr1" draw:text-style-name="P92" svg:width="0.35cm" svg:height="0.35cm" draw:control="control5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50">Installatietype</text:span></text:span><text:span text:style-name="Strong_20_Emphasis"><text:span text:style-name="T144"> </text:span></text:span><text:span text:style-name="Strong_20_Emphasis"><text:span text:style-name="T155">selecteer</text:span></text:span><text:span text:style-name="Strong_20_Emphasis"><text:span text:style-name="T145"> </text:span></text:span><text:span text:style-name="Strong_20_Emphasis"><text:span text:style-name="T364">het gewenste </text:span></text:span><text:span text:style-name="Strong_20_Emphasis"><text:span text:style-name="T385">Installatie type</text:span></text:span><text:span text:style-name="Strong_20_Emphasis"><text:span text:style-name="T364">.</text:span></text:span></text:p>
          </table:table-cell>
        </table:table-row>
        <table:table-row table:style-name="TableLine9463967096569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5"><text:span text:style-name="Emphasis"><text:span text:style-name="T399">Aa</text:span></text:span><text:span text:style-name="Emphasis"><text:span text:style-name="T400">nbevolen</text:span></text:span><text:span text:style-name="Strong_20_Emphasis"><text:span text:style-name="T376"> wordt om </text:span></text:span><text:span text:style-name="Strong_20_Emphasis"><text:span text:style-name="T380">te klikken op </text:span></text:span><text:span text:style-name="Strong_20_Emphasis"><text:span text:style-name="T398">Geavanceerde functies</text:span></text:span><text:span text:style-name="Strong_20_Emphasis"><text:span text:style-name="T380">, en</text:span></text:span><text:span text:style-name="Strong_20_Emphasis"><text:span text:style-name="T376"> </text:span></text:span><text:span text:style-name="Strong_20_Emphasis"><text:span text:style-name="T380">selecteer <text:line-break/></text:span></text:span><text:span text:style-name="Strong_20_Emphasis"><text:span text:style-name="T396">LVM gebruiken bij de nieuwe installatie van Ubuntu</text:span></text:span><text:span text:style-name="Strong_20_Emphasis"><text:span text:style-name="T376">, </text:span></text:span><text:span text:style-name="Strong_20_Emphasis"><text:span text:style-name="T380">en vink aan <text:line-break/></text:span></text:span><text:span text:style-name="Strong_20_Emphasis"><text:span text:style-name="T396">De nieuwe installatie van Ubuntu versleutelen voor de </text:span></text:span><text:span text:style-name="Strong_20_Emphasis"><text:span text:style-name="T397">veiligheid</text:span></text:span><text:span text:style-name="Strong_20_Emphasis"><text:span text:style-name="T377">.</text:span></text:span></text:p>
          </table:table-cell>
        </table:table-row>
        <table:table-row table:style-name="TableLine94639670965952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5"><text:span text:style-name="Strong_20_Emphasis"><text:span text:style-name="T379">K</text:span></text:span><text:span text:style-name="Strong_20_Emphasis"><text:span text:style-name="T19">lik op </text:span></text:span><text:span text:style-name="Strong_20_Emphasis"><text:span text:style-name="T263">OK</text:span></text:span><text:span text:style-name="Strong_20_Emphasis"><text:span text:style-name="T57"> en vervolgens op</text:span></text:span><text:span text:style-name="Strong_20_Emphasis"><text:span text:style-name="T19"> </text:span></text:span><text:span text:style-name="Strong_20_Emphasis"><text:span text:style-name="T192">I</text:span></text:span><text:span text:style-name="Strong_20_Emphasis"><text:span text:style-name="T193">nstalle</text:span></text:span><text:span text:style-name="Strong_20_Emphasis"><text:span text:style-name="T192">e</text:span></text:span><text:span text:style-name="Strong_20_Emphasis"><text:span text:style-name="T193">r </text:span></text:span><text:span text:style-name="Strong_20_Emphasis"><text:span text:style-name="T192">nu</text:span></text:span><text:span text:style-name="Strong_20_Emphasis"><text:span text:style-name="T19">.</text:span></text:span></text:p>
          </table:table-cell>
        </table:table-row>
        <table:table-row table:style-name="TableLine94639670966208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9"><text:span text:style-name="Strong_20_Emphasis"><text:span text:style-name="T43">Geef </text:span></text:span><text:span text:style-name="Strong_20_Emphasis"><text:span text:style-name="T45">indien gevraagd </text:span></text:span><text:span text:style-name="Strong_20_Emphasis"><text:span text:style-name="T43">de be</text:span></text:span><text:span text:style-name="Strong_20_Emphasis"><text:span text:style-name="T44">ve</text:span></text:span><text:span text:style-name="Strong_20_Emphasis"><text:span text:style-name="T43">iligingssleutel op</text:span></text:span><text:span text:style-name="Strong_20_Emphasis"><text:span text:style-name="T164">.</text:span></text:span></text:p>
          </table:table-cell>
        </table:table-row>
        <table:table-row table:style-name="TableLine94639670966464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639670966720">
          <table:table-cell table:style-name="_32_._5f_Installatie_5f_uitvoeren.A1" office:value-type="string">
            <text:p text:style-name="P76"><text:span text:style-name="Strong_20_Emphasis"><text:s/></text:span><text:span text:style-name="T98"><draw:control text:anchor-type="as-char" draw:z-index="32" draw:name="Vorm16_1" draw:style-name="gr1" draw:text-style-name="P92" svg:width="0.35cm" svg:height="0.35cm" draw:control="control33"/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138">C</text:span></text:span><text:span text:style-name="Strong_20_Emphasis"><text:span text:style-name="T40">ontroleer de </text:span></text:span><text:span text:style-name="Strong_20_Emphasis"><text:span text:style-name="T42">voorgestelde </text:span></text:span><text:span text:style-name="Strong_20_Emphasis"><text:span text:style-name="T40">schijfindelin</text:span></text:span><text:span text:style-name="Strong_20_Emphasis"><text:span text:style-name="T41">g,</text:span></text:span><text:span text:style-name="Strong_20_Emphasis"><text:span text:style-name="T40"> </text:span></text:span><text:span text:style-name="Strong_20_Emphasis"><text:span text:style-name="T46">kies de gewenste schijf, </text:span></text:span><text:span text:style-name="Strong_20_Emphasis"><text:span text:style-name="T41">en </text:span></text:span><text:span text:style-name="Strong_20_Emphasis"><text:span text:style-name="T365">k</text:span></text:span><text:span text:style-name="Strong_20_Emphasis"><text:span text:style-name="T364">lik op </text:span></text:span><text:span text:style-name="Strong_20_Emphasis"><text:span text:style-name="T385">I</text:span></text:span><text:span text:style-name="Strong_20_Emphasis"><text:span text:style-name="T386">nstalle</text:span></text:span><text:span text:style-name="Strong_20_Emphasis"><text:span text:style-name="T385">e</text:span></text:span><text:span text:style-name="Strong_20_Emphasis"><text:span text:style-name="T386">r </text:span></text:span><text:span text:style-name="Strong_20_Emphasis"><text:span text:style-name="T385">nu</text:span></text:span><text:span text:style-name="Strong_20_Emphasis"><text:span text:style-name="T364">.</text:span></text:span></text:p>
          </table:table-cell>
        </table:table-row>
        <table:table-row table:style-name="TableLine9463967096697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639670967232">
          <table:table-cell table:style-name="_32_._5f_Installatie_5f_uitvoeren.A1" office:value-type="string">
            <text:p text:style-name="P74"><text:span text:style-name="Strong_20_Emphasis"><text:s/></text:span><text:span text:style-name="Strong_20_Emphasis"><text:span text:style-name="T98"><draw:control text:anchor-type="as-char" draw:z-index="31" draw:name="Vorm16_0" draw:style-name="gr1" draw:text-style-name="P92" svg:width="0.35cm" svg:height="0.35cm" draw:control="control32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50">Wilt u deze aanpassingen wegschrijven naar de schijven? </text:span></text:span><text:span text:style-name="Strong_20_Emphasis"><text:span text:style-name="T32">controleer de </text:span></text:span><text:span text:style-name="Strong_20_Emphasis"><text:span text:style-name="T47">partities</text:span></text:span><text:span text:style-name="Strong_20_Emphasis"><text:span text:style-name="T32"> </text:span></text:span><text:span text:style-name="Strong_20_Emphasis"><text:span text:style-name="T48">die </text:span></text:span><text:span text:style-name="Strong_20_Emphasis"><text:span text:style-name="T49">geformatteerd</text:span></text:span><text:span text:style-name="Strong_20_Emphasis"><text:span text:style-name="T48"> worden </text:span></text:span><text:span text:style-name="Strong_20_Emphasis"><text:span text:style-name="T32">en </text:span></text:span><text:span text:style-name="Strong_20_Emphasis"><text:span text:style-name="T31">klik </text:span></text:span><text:span text:style-name="Strong_20_Emphasis"><text:span text:style-name="T19">op </text:span></text:span><text:span text:style-name="Strong_20_Emphasis"><text:span text:style-name="T168">Verder</text:span></text:span><text:span text:style-name="Strong_20_Emphasis"><text:span text:style-name="T19">.</text:span></text:span></text:p>
          </table:table-cell>
        </table:table-row>
        <table:table-row table:style-name="TableLine94639670967488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639670967744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5" draw:name="Vorm19" draw:style-name="gr1" draw:text-style-name="P92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2">O</text:span></text:span><text:span text:style-name="Strong_20_Emphasis"><text:span text:style-name="T367">p </text:span></text:span><text:span text:style-name="Strong_20_Emphasis"><text:span text:style-name="T368">het </text:span></text:span><text:span text:style-name="Strong_20_Emphasis"><text:span text:style-name="T369">scherm </text:span></text:span><text:span text:style-name="Strong_20_Emphasis"><text:span text:style-name="T394">Waar bevindt u zich?</text:span></text:span><text:span text:style-name="Strong_20_Emphasis"><text:span text:style-name="T369"> </text:span></text:span><text:span text:style-name="Strong_20_Emphasis"><text:span text:style-name="T374">controleer </text:span></text:span><text:span text:style-name="Strong_20_Emphasis"><text:span text:style-name="T375">de </text:span></text:span><text:span text:style-name="Strong_20_Emphasis"><text:span text:style-name="T374">locatie en </text:span></text:span><text:span text:style-name="Strong_20_Emphasis"><text:span text:style-name="T372">klik </text:span></text:span><text:span text:style-name="Strong_20_Emphasis"><text:span text:style-name="T369">op </text:span></text:span><text:span text:style-name="Strong_20_Emphasis"><text:span text:style-name="T387">Verder</text:span></text:span><text:span text:style-name="Strong_20_Emphasis"><text:span text:style-name="T369">.</text:span></text:span></text:p>
          </table:table-cell>
        </table:table-row>
        <table:table-row table:style-name="TableLine9463967096800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7"><text:span text:style-name="T392">Op </text:span><text:span text:style-name="T389">het </text:span><text:span text:style-name="T387">scherm </text:span><text:span text:style-name="Strong_20_Emphasis"><text:span text:style-name="T394">Wie bent u?</text:span></text:span><text:span text:style-name="T387"> </text:span><text:span text:style-name="T392">vul </text:span><text:span text:style-name="T390">in </text:span><text:span text:style-name="Strong_20_Emphasis"><text:span text:style-name="T393">Uw n</text:span></text:span><text:span text:style-name="Strong_20_Emphasis"><text:span text:style-name="T388">aam</text:span></text:span><text:span text:style-name="Strong_20_Emphasis"><text:span text:style-name="T366"> </text:span></text:span><text:span text:style-name="Definition"><text:span text:style-name="T426">gebruiker</text:span></text:span><text:span text:style-name="Strong_20_Emphasis"><text:span text:style-name="T370">, <text:line-break/></text:span></text:span><text:span text:style-name="Strong_20_Emphasis"><text:span text:style-name="T388">Naam </text:span></text:span><text:span text:style-name="Strong_20_Emphasis"><text:span text:style-name="T393">van uw </text:span></text:span><text:span text:style-name="Strong_20_Emphasis"><text:span text:style-name="T391">computer</text:span></text:span><text:span text:style-name="Definition"><text:span text:style-name="T4"> </text:span></text:span><text:span text:style-name="Definition"><text:span text:style-name="T426">computernaam</text:span></text:span><text:span text:style-name="Strong_20_Emphasis"><text:span text:style-name="T366">,<text:line-break/></text:span></text:span><text:span text:style-name="Strong_20_Emphasis"><text:span text:style-name="T393">Kies een g</text:span></text:span><text:span text:style-name="Strong_20_Emphasis"><text:span text:style-name="T391">ebruikersnaam</text:span></text:span><text:span text:style-name="Strong_20_Emphasis"><text:span text:style-name="T366"> </text:span></text:span><text:span text:style-name="Definition"><text:span text:style-name="T426">gebruikersnaam</text:span></text:span><text:span text:style-name="Strong_20_Emphasis"><text:span text:style-name="T366">,<text:line-break/></text:span></text:span><text:span text:style-name="Strong_20_Emphasis"><text:span text:style-name="T378">g</text:span></text:span><text:span text:style-name="Strong_20_Emphasis"><text:span text:style-name="T363">eef tweemaal een </text:span></text:span><text:span text:style-name="Strong_20_Emphasis"><text:span text:style-name="T384">wachtwoord</text:span></text:span><text:span text:style-name="Strong_20_Emphasis"><text:span text:style-name="T363">,</text:span></text:span><text:span text:style-name="Strong_20_Emphasis"><text:span text:style-name="T382"> </text:span></text:span><text:span text:style-name="Strong_20_Emphasis"><text:span text:style-name="T383">en</text:span></text:span><text:span text:style-name="Strong_20_Emphasis"><text:span text:style-name="T382"> </text:span></text:span><text:span text:style-name="Strong_20_Emphasis"><text:span text:style-name="T381">k</text:span></text:span><text:span text:style-name="Strong_20_Emphasis"><text:span text:style-name="T363">lik op </text:span></text:span><text:span text:style-name="Strong_20_Emphasis"><text:span text:style-name="T384">Verder</text:span></text:span><text:span text:style-name="Strong_20_Emphasis"><text:span text:style-name="T363">.</text:span></text:span></text:p>
          </table:table-cell>
        </table:table-row>
        <table:table-row table:style-name="TableLine9463967096825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639670968512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6" draw:name="Vorm21" draw:style-name="gr1" draw:text-style-name="P92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3">O</text:span></text:span><text:span text:style-name="Strong_20_Emphasis"><text:span text:style-name="T371">p het scherm </text:span></text:span><text:span text:style-name="Strong_20_Emphasis"><text:span text:style-name="T395">Installatie voltooid</text:span></text:span><text:span text:style-name="Strong_20_Emphasis"><text:span text:style-name="T371"> </text:span></text:span><text:span text:style-name="Strong_20_Emphasis"><text:span text:style-name="T373">klik </text:span></text:span><text:span text:style-name="Strong_20_Emphasis"><text:span text:style-name="T363">op </text:span></text:span><text:span text:style-name="Strong_20_Emphasis"><text:span text:style-name="T384">Nu herstarten</text:span></text:span><text:span text:style-name="Strong_20_Emphasis"><text:span text:style-name="T363">.</text:span></text:span></text:p>
          </table:table-cell>
        </table:table-row>
        <table:table-row table:style-name="TableLine9463967096876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639670969024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40"><draw:control text:anchor-type="as-char" draw:z-index="7" draw:name="Vorm22" draw:style-name="gr1" draw:text-style-name="P9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56">Verwijder </text:span></text:span><text:span text:style-name="Strong_20_Emphasis"><text:span text:style-name="T157">het </text:span></text:span><text:span text:style-name="Strong_20_Emphasis"><text:span text:style-name="T156">installatiemedium (</text:span></text:span><text:span text:style-name="Strong_20_Emphasis"><text:span text:style-name="T158">USB-stick of </text:span></text:span><text:span text:style-name="Strong_20_Emphasis"><text:span text:style-name="T137">C</text:span></text:span><text:span text:style-name="Strong_20_Emphasis"><text:span text:style-name="T158">D</text:span></text:span><text:span text:style-name="Strong_20_Emphasis"><text:span text:style-name="T306"><text:note-ref text:note-class="footnote" text:reference-format="text" text:ref-name="ftn6">3</text:note-ref></text:span></text:span><text:span text:style-name="Strong_20_Emphasis"><text:span text:style-name="T156">) </text:span></text:span><text:span text:style-name="Strong_20_Emphasis"><text:span text:style-name="T159">en</text:span></text:span><text:span text:style-name="Strong_20_Emphasis"><text:span text:style-name="T156"> </text:span></text:span><text:span text:style-name="Strong_20_Emphasis"><text:span text:style-name="T143">druk </text:span></text:span><text:span text:style-name="Strong_20_Emphasis"><text:span text:style-name="T160">op</text:span></text:span><text:span text:style-name="Strong_20_Emphasis"><text:span text:style-name="T143"> </text:span></text:span><text:span text:style-name="Strong_20_Emphasis"><text:span text:style-name="T135">de </text:span></text:span><text:span text:style-name="Strong_20_Emphasis"><text:span text:style-name="T229">Enter</text:span></text:span><text:span text:style-name="Strong_20_Emphasis"><text:span text:style-name="T135">-toets</text:span></text:span><text:span text:style-name="Strong_20_Emphasis"><text:span text:style-name="T161">.</text:span></text:span></text:p>
          </table:table-cell>
        </table:table-row>
      </table:table>
      <text:p text:style-name="P26"><text:span text:style-name="Strong_20_Emphasis"><text:span text:style-name="T143"/></text:span></text:p>
      <text:list xml:id="list100256932773833" text:continue-numbering="true" text:style-name="L1">
        <text:list-item>
          <text:p text:style-name="P88"><text:span text:style-name="Strong_20_Emphasis"><text:span text:style-name="T264">Installatie </text:span></text:span><text:span text:style-name="Strong_20_Emphasis"><text:span text:style-name="T265">afronden</text:span></text:span></text:p>
        </text:list-item>
      </text:list>
      <text:p text:style-name="P30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39670898000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8" draw:name="Vorm23" draw:style-name="gr1" draw:text-style-name="P9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6">De nieuwe installatie van Ubuntu versleutelen voor de </text:span></text:span><text:span text:style-name="Strong_20_Emphasis"><text:span text:style-name="T261">veiligheid</text:span></text:span><text:span text:style-name="Strong_20_Emphasis"><text:span text:style-name="T23"> </text:span></text:span><text:span text:style-name="Strong_20_Emphasis"><text:span text:style-name="T294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8">Enter</text:span></text:span><text:span text:style-name="Strong_20_Emphasis"><text:span text:style-name="T65">-toets.</text:span></text:span></text:p>
          </table:table-cell>
        </table:table-row>
        <table:table-row table:style-name="TableLine946396709338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639670872448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9" draw:name="Vorm24" draw:style-name="gr1" draw:text-style-name="P9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6396708984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><text:span text:style-name="Strong_20_Emphasis"><text:span text:style-name="T154"/></text:span></text:p>
          </table:table-cell>
        </table:table-row>
        <table:table-row table:style-name="TableLine9463967117171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10" draw:name="Vorm25" draw:style-name="gr1" draw:text-style-name="P9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</text:span></text:span><text:span text:style-name="Strong_20_Emphasis"><text:span text:style-name="T67">de volgende schermen volg de aanwijzingen en klik op</text:span></text:span><text:span text:style-name="Strong_20_Emphasis"><text:span text:style-name="T154"> </text:span></text:span><text:span text:style-name="Strong_20_Emphasis"><text:span text:style-name="T257">Volgende</text:span></text:span><text:span text:style-name="Strong_20_Emphasis"><text:span text:style-name="T154">.</text:span></text:span></text:p>
          </table:table-cell>
        </table:table-row>
        <table:table-row table:style-name="TableLine94639671021792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het </text:span></text:span><text:span text:style-name="Strong_20_Emphasis"><text:span text:style-name="T67">laatste </text:span></text:span><text:span text:style-name="Strong_20_Emphasis"><text:span text:style-name="T26">scherm </text:span></text:span><text:span text:style-name="Strong_20_Emphasis"><text:span text:style-name="T258">Klaar om te beginnen </text:span></text:span><text:span text:style-name="Strong_20_Emphasis"><text:span text:style-name="T154">klik op </text:span></text:span><text:span text:style-name="Strong_20_Emphasis"><text:span text:style-name="T257">Vol</text:span></text:span><text:span text:style-name="Strong_20_Emphasis"><text:span text:style-name="T262">tooid</text:span></text:span><text:span text:style-name="Strong_20_Emphasis"><text:span text:style-name="T154">.</text:span></text:span></text:p>
          </table:table-cell>
        </table:table-row>
        <table:table-row table:style-name="TableLine946396710169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39671050976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11" draw:name="Vorm27" draw:style-name="gr1" draw:text-style-name="P9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0">Voeg </text:span></text:span><text:span text:style-name="Strong_20_Emphasis"><text:span text:style-name="T59">eventuele </text:span></text:span><text:span text:style-name="Strong_20_Emphasis"><text:span text:style-name="T70">extra </text:span></text:span><text:span text:style-name="Strong_20_Emphasis"><text:span text:style-name="T163">gebruikers</text:span></text:span><text:span text:style-name="Strong_20_Emphasis"><text:span text:style-name="T248"> </text:span></text:span><text:span text:style-name="Strong_20_Emphasis"><text:span text:style-name="T146">toe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83">druk op de </text:span></text:span><text:span text:style-name="Strong_20_Emphasis"><text:span text:style-name="T233">Super</text:span></text:span><text:span text:style-name="Strong_20_Emphasis"><text:span text:style-name="T83">-toets</text:span></text:span><text:span text:style-name="Strong_20_Emphasis"><text:span text:style-name="T83"><text:note text:id="ftn7" text:note-class="footnote"><text:note-citation>1</text:note-citation><text:note-body><text:p text:style-name="P80"><text:span text:style-name="T354">De </text:span><text:span text:style-name="T361">Super</text:span><text:span text:style-name="T354">-toets is de Windows</text:span><text:span text:style-name="T355">-</text:span><text:span text:style-name="T356">toets</text:span><text:span text:style-name="T354">, </text:span><text:span text:style-name="T355">C</text:span><text:span text:style-name="T354">ommand-</text:span><text:span text:style-name="T356">toets</text:span><text:span text:style-name="T354">, of </text:span><text:span text:style-name="T355">V</text:span><text:span text:style-name="T354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7">geb</text:span></text:span><text:span text:style-name="Strong_20_Emphasis"><text:span text:style-name="T178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92">Instellingen </text:span></text:span><text:span text:style-name="Strong_20_Emphasis"><text:span text:style-name="T109">rechts o</text:span></text:span><text:span text:style-name="Strong_20_Emphasis"><text:span text:style-name="T84">p </text:span></text:span><text:span text:style-name="Strong_20_Emphasis"><text:span text:style-name="T293">Gebruikers</text:span></text:span><text:span text:style-name="Strong_20_Emphasis"><text:span text:style-name="T107">.</text:span></text:span></text:p>
          </table:table-cell>
        </table:table-row>
        <table:table-row table:style-name="TableLine946396710324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132">Klik links</text:span></text:span><text:span text:style-name="Strong_20_Emphasis"><text:span text:style-name="T165"> </text:span></text:span><text:span text:style-name="Strong_20_Emphasis"><text:span text:style-name="T118">op </text:span></text:span><text:span text:style-name="Strong_20_Emphasis"><text:span text:style-name="T184">Ontgrendelen</text:span></text:span><text:span text:style-name="Strong_20_Emphasis"><text:span text:style-name="T118"> </text:span></text:span><text:span text:style-name="Strong_20_Emphasis"><text:span text:style-name="T119">en daarna op </text:span></text:span><text:span text:style-name="Strong_20_Emphasis"><text:span text:style-name="T287">Gebruik</text:span></text:span><text:span text:style-name="Strong_20_Emphasis"><text:span text:style-name="T288">er</text:span></text:span><text:span text:style-name="Strong_20_Emphasis"><text:span text:style-name="T287"> toevoegen</text:span></text:span><text:span text:style-name="Strong_20_Emphasis"><text:span text:style-name="T119">.</text:span></text:span></text:p>
          </table:table-cell>
        </table:table-row>
        <table:table-row table:style-name="TableLine946396711080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272">Sluit </text:span></text:span><text:span text:style-name="Strong_20_Emphasis"><text:span text:style-name="T287">Gebruiker toevoegen</text:span></text:span><text:span text:style-name="Strong_20_Emphasis"><text:span text:style-name="T119">.</text:span></text:span></text:p>
          </table:table-cell>
        </table:table-row>
        <table:table-row table:style-name="TableLine946396710845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3967103032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40"><draw:control text:anchor-type="as-char" draw:z-index="24" draw:name="Vorm29_0" draw:style-name="gr1" draw:text-style-name="P9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51">Controleer </text:span></text:span><text:span text:style-name="Strong_20_Emphasis"><text:span text:style-name="T52">of er </text:span></text:span><text:span text:style-name="Strong_20_Emphasis"><text:span text:style-name="T68">extra stuurprogramma's zijn</text:span></text:span><text:span text:style-name="Strong_20_Emphasis"><text:span text:style-name="T52">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33">Super</text:span></text:span><text:span text:style-name="Strong_20_Emphasis"><text:span text:style-name="T86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81">stu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117"> </text:span></text:span><text:span text:style-name="Strong_20_Emphasis"><text:span text:style-name="T182">Ex</text:span></text:span><text:span text:style-name="Strong_20_Emphasis"><text:span text:style-name="T183">tra stuurprogramma's</text:span></text:span><text:span text:style-name="Strong_20_Emphasis"><text:span text:style-name="T73">.</text:span></text:span></text:p>
          </table:table-cell>
        </table:table-row>
        <table:table-row table:style-name="TableLine94639671174736">
          <table:table-cell table:style-name="_33_._5f_Installatie_5f_afronden.A1" office:value-type="string">
            <text:p text:style-name="P52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18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8">Wijzigingen doorvoeren</text:span><text:span text:style-name="T126">.</text:span></text:p>
          </table:table-cell>
        </table:table-row>
        <table:table-row table:style-name="TableLine9463967114884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639671112048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12" draw:name="Vorm29" draw:style-name="gr1" draw:text-style-name="P9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51">Controleer </text:span></text:span><text:span text:style-name="Strong_20_Emphasis"><text:span text:style-name="T52">of er updates zijn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33">Super</text:span></text:span><text:span text:style-name="Strong_20_Emphasis"><text:span text:style-name="T86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9">upd</text:span></text:span><text:span text:style-name="Strong_20_Emphasis"><text:span text:style-name="T180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78">Updatebeheer</text:span></text:span><text:span text:style-name="Strong_20_Emphasis"><text:span text:style-name="T86">.</text:span></text:span></text:p>
          </table:table-cell>
        </table:table-row>
        <table:table-row table:style-name="TableLine94639671142304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34"><text:span text:style-name="T347">Als</text:span><text:span text:style-name="T343"> </text:span><text:span text:style-name="T344">er </text:span><text:span text:style-name="T343">updates beschikbaar zijn, k</text:span><text:span text:style-name="T345">lik op </text:span><text:span text:style-name="Strong_20_Emphasis"><text:span text:style-name="T351">Nu installeren</text:span></text:span><text:span text:style-name="T345">.</text:span></text:p>
          </table:table-cell>
        </table:table-row>
        <table:table-row table:style-name="TableLine94639671131824">
          <table:table-cell table:style-name="_33_._5f_Installatie_5f_afronden.A1" office:value-type="string">
            <text:p text:style-name="P40"><text:span text:style-name="Strong_20_Emphasis"><text:span text:style-name="T140"/></text:span></text:p>
          </table:table-cell>
          <table:table-cell table:style-name="_33_._5f_Installatie_5f_afronden.A1" office:value-type="string">
            <text:p text:style-name="P34"><text:span text:style-name="T346">A</text:span>ls <text:span text:style-name="Strong_20_Emphasis"><text:span text:style-name="T342">Updatebeheer </text:span></text:span>hierom vraagt, <text:span text:style-name="T431">h</text:span>erstart <text:span text:style-name="T432">de</text:span> computer <text:span text:style-name="T433">en daarna weer aanmelden als </text:span><text:span text:style-name="Definition"><text:span text:style-name="T8">gebruiker</text:span></text:span>.</text:p>
          </table:table-cell>
        </table:table-row>
        <table:table-row table:style-name="TableLine946396710672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39671160384">
          <table:table-cell table:style-name="_33_._5f_Installatie_5f_afronden.A1" office:value-type="string">
            <text:p text:style-name="P39"><text:span text:style-name="Strong_20_Emphasis"><text:span text:style-name="T98"><text:s/></text:span></text:span><text:span text:style-name="Strong_20_Emphasis"><text:span text:style-name="T140"><draw:control text:anchor-type="as-char" draw:z-index="23" draw:name="Vorm4_1" draw:style-name="gr1" draw:text-style-name="P9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9">Terminalvenster</text:span></text:span><text:span text:style-name="Strong_20_Emphasis"><text:span text:style-name="T84"> met toetscombinatie <text:line-break/></text:span></text:span><text:span text:style-name="Strong_20_Emphasis"><text:span text:style-name="T235">Ctrl</text:span></text:span><text:span text:style-name="Strong_20_Emphasis"><text:span text:style-name="T234"> </text:span></text:span><text:span text:style-name="Strong_20_Emphasis"><text:span text:style-name="T235">Alt</text:span></text:span><text:span text:style-name="Strong_20_Emphasis"><text:span text:style-name="T234"> </text:span></text:span><text:span text:style-name="Strong_20_Emphasis"><text:span text:style-name="T235">T</text:span></text:span><text:span text:style-name="Strong_20_Emphasis"><text:span text:style-name="T110">. </text:span></text:span></text:p>
          </table:table-cell>
        </table:table-row>
        <table:table-row table:style-name="TableLine94639671027872">
          <table:table-cell table:style-name="_33_._5f_Installatie_5f_afronden.A1" office:value-type="string">
            <text:p text:style-name="P47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9"><text:span text:style-name="T442">Typ</text:span>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5">z</text:span></text:span><text:span text:style-name="Strong_20_Emphasis"><text:span text:style-name="T110">e opdrachten, ieder gevolgd door de </text:span></text:span><text:span text:style-name="Strong_20_Emphasis"><text:span text:style-name="T235">Enter</text:span></text:span><text:span text:style-name="Strong_20_Emphasis"><text:span text:style-name="T84">-toets:<text:line-break/></text:span></text:span><text:span text:style-name="User_20_Entry"><text:span text:style-name="T307">wget karelzimmer.nl/</text:span></text:span><text:span text:style-name="User_20_Entry"><text:span text:style-name="T308">kz</text:span></text:span><text:span text:style-name="User_20_Entry"><text:span text:style-name="T307"><text:line-break/>bash </text:span></text:span><text:span text:style-name="User_20_Entry"><text:span text:style-name="T308">kz</text:span></text:span></text:p>
          </table:table-cell>
        </table:table-row>
        <table:table-row table:style-name="TableLine9463967114472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39671151440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13" draw:name="Vorm37" draw:style-name="gr1" draw:text-style-name="P9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33">Super</text:span></text:span><text:span text:style-name="Strong_20_Emphasis"><text:span text:style-name="T86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0">men</text:span></text:span><text:span text:style-name="Strong_20_Emphasis"><text:span text:style-name="T175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2">Installatiem</text:span></text:span><text:span text:style-name="Strong_20_Emphasis"><text:span text:style-name="T281">enu</text:span></text:span><text:span text:style-name="Strong_20_Emphasis"><text:span text:style-name="T83">.</text:span></text:span></text:p>
          </table:table-cell>
        </table:table-row>
        <table:table-row table:style-name="TableLine94639671015472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0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80">3</text:span></text:span><text:span text:style-name="Strong_20_Emphasis"><text:span text:style-name="T247"> </text:span></text:span><text:span text:style-name="Strong_20_Emphasis"><text:span text:style-name="T275">Installatie</text:span></text:span><text:span text:style-name="Strong_20_Emphasis"><text:span text:style-name="T276"> </text:span></text:span><text:span text:style-name="Strong_20_Emphasis"><text:span text:style-name="T277">afronden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5">v</text:span></text:span><text:span text:style-name="Strong_20_Emphasis"><text:span text:style-name="T71">olg de aanwijzingen op het scherm</text:span></text:span><text:span text:style-name="Strong_20_Emphasis"><text:span text:style-name="T71"><text:note text:id="ftn8" text:note-class="footnote"><text:note-citation>2</text:note-citation><text:note-body><text:p text:style-name="P83">De installatie kan nagelopen worden aan de hand van het bestand <text:span text:style-name="T428">/usr/local/etc/</text:span><text:span text:style-name="T360">kz-install-applist</text:span>.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63967115828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639671161152">
          <table:table-cell table:style-name="_33_._5f_Installatie_5f_afronden.A1" office:value-type="string">
            <text:p text:style-name="P54"><text:span text:style-name="Strong_20_Emphasis"><text:span text:style-name="T98"><text:s/></text:span></text:span><text:span text:style-name="Strong_20_Emphasis"><text:span text:style-name="T140"><draw:control text:anchor-type="as-char" draw:z-index="25" draw:name="Vorm36" draw:style-name="gr1" draw:text-style-name="P92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55">Herstart de computer.</text:p>
          </table:table-cell>
        </table:table-row>
      </table:table>
      <text:p text:style-name="P30"><text:span text:style-name="Strong_20_Emphasis"><text:span text:style-name="T18"><text:tab/></text:span></text:span></text:p>
      <text:p text:style-name="P31"><text:span text:style-name="Strong_20_Emphasis"><text:span text:style-name="T97"/></text:span></text:p>
      <text:p text:style-name="P32"><text:span text:style-name="Strong_20_Emphasis"><text:span text:style-name="T71"/></text:span></text:p>
      <text:list xml:id="list100256917253737" text:continue-numbering="true" text:style-name="L1">
        <text:list-item>
          <text:p text:style-name="P89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639671115936">
          <table:table-cell table:style-name="Tabel2.A1" office:value-type="string">
            <text:p text:style-name="P57"><text:span text:style-name="Strong_20_Emphasis"><text:span text:style-name="T98"><text:s/></text:span></text:span><text:span text:style-name="Strong_20_Emphasis"><text:span text:style-name="T140"><draw:control text:anchor-type="as-char" draw:z-index="27" draw:name="Vorm40_1" draw:style-name="gr1" draw:text-style-name="P92" svg:width="0.35cm" svg:height="0.35cm" draw:control="control28"/></text:span></text:span></text:p>
          </table:table-cell>
          <table:table-cell table:style-name="Tabel2.A1" office:value-type="string">
            <text:p text:style-name="P16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6">De nieuwe installatie van Ubuntu versleutelen voor de </text:span></text:span><text:span text:style-name="Strong_20_Emphasis"><text:span text:style-name="T261">veiligheid</text:span></text:span><text:span text:style-name="Strong_20_Emphasis"><text:span text:style-name="T23"> </text:span></text:span><text:span text:style-name="Strong_20_Emphasis"><text:span text:style-name="T294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8">Enter</text:span></text:span><text:span text:style-name="Strong_20_Emphasis"><text:span text:style-name="T65">-toets.</text:span></text:span></text:p>
          </table:table-cell>
        </table:table-row>
        <table:table-row table:style-name="TableLine94639671220752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639671281664">
          <table:table-cell table:style-name="Tabel2.A1" office:value-type="string">
            <text:p text:style-name="P56"><text:span text:style-name="Strong_20_Emphasis"><text:span text:style-name="T98"><text:s/></text:span></text:span><text:span text:style-name="Strong_20_Emphasis"><text:span text:style-name="T140"><draw:control text:anchor-type="as-char" draw:z-index="26" draw:name="Vorm40_0" draw:style-name="gr1" draw:text-style-name="P92" svg:width="0.35cm" svg:height="0.35cm" draw:control="control27"/></text:span></text:span></text:p>
          </table:table-cell>
          <table:table-cell table:style-name="Tabel2.A1" office:value-type="string">
            <text:p text:style-name="P15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639671219104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639671361536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40"><draw:control text:anchor-type="as-char" draw:z-index="14" draw:name="Vorm40" draw:style-name="gr1" draw:text-style-name="P92" svg:width="0.35cm" svg:height="0.35cm" draw:control="control15"/></text:span></text:span></text:p>
          </table:table-cell>
          <table:table-cell table:style-name="Tabel2.A1" office:value-type="string">
            <text:p text:style-name="P17"><text:span text:style-name="Strong_20_Emphasis"><text:span text:style-name="T90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9" text:note-class="footnote"><text:note-citation>1</text:note-citation><text:note-body><text:p text:style-name="P85"><text:span text:style-name="User_20_Entry"><text:span text:style-name="T236">E</text:span></text:span><text:span text:style-name="User_20_Entry"><text:span text:style-name="T242">v</text:span></text:span><text:span text:style-name="User_20_Entry"><text:span text:style-name="T243">en</text:span></text:span><text:span text:style-name="User_20_Entry"><text:span text:style-name="T302">t</text:span></text:span><text:span text:style-name="User_20_Entry"><text:span text:style-name="T303">uele </text:span></text:span><text:span text:style-name="User_20_Entry"><text:span text:style-name="T304">extra gebruikers aanmelden</text:span></text:span><text:span text:style-name="User_20_Entry"><text:span text:style-name="T241">, zoek en start </text:span></text:span><text:span text:style-name="User_20_Entry"><text:span text:style-name="T246">Installatiemenu</text:span></text:span><text:span text:style-name="Strong_20_Emphasis"><text:span text:style-name="T295"> </text:span></text:span><text:span text:style-name="User_20_Entry"><text:span text:style-name="T241">en </text:span></text:span><text:span text:style-name="User_20_Entry"><text:span text:style-name="T240">kies </text:span></text:span><text:span text:style-name="User_20_Entry"><text:span text:style-name="T245">4 </text:span></text:span><text:span text:style-name="User_20_Entry"><text:span text:style-name="T244">Gebruiker inrichten</text:span></text:span><text:span text:style-name="User_20_Entry"><text:span text:style-name="T240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73">Installatiemenu</text:span></text:span><text:span text:style-name="Strong_20_Emphasis"><text:span text:style-name="T94">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80">4 </text:span></text:span><text:span text:style-name="T291">Gebruiker inrichten</text:span><text:span text:style-name="Strong_20_Emphasis"><text:span text:style-name="T273">, </text:span></text:span><text:span text:style-name="Strong_20_Emphasis"><text:span text:style-name="T274">en </text:span></text:span><text:span text:style-name="Strong_20_Emphasis"><text:span text:style-name="T300">v</text:span></text:span><text:span text:style-name="Strong_20_Emphasis"><text:span text:style-name="T273">olg de aanwijzingen op het scherm</text:span></text:span><text:span text:style-name="Strong_20_Emphasis"><text:span text:style-name="T273"><text:note text:id="ftn10" text:note-class="footnote"><text:note-citation>2</text:note-citation><text:note-body><text:p text:style-name="P82">Het inrichten kan nagelopen worden aan de hand van de bestanden <text:span text:style-name="T444">in </text:span><text:span text:style-name="T445">Persoonlijke </text:span><text:span text:style-name="T444">map -</text:span><text:span text:style-name="T445">&gt; </text:span><text:span text:style-name="T359">kz-s</text:span><text:span text:style-name="T444">etup.</text:span></text:p></text:note-body></text:note></text:span></text:span><text:span text:style-name="Strong_20_Emphasis"><text:span text:style-name="T273">.</text:span></text:span></text:p>
          </table:table-cell>
        </table:table-row>
        <table:table-row table:style-name="TableLine946396713617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639671362048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40"><draw:control text:anchor-type="as-char" draw:z-index="15" draw:name="Vorm44" draw:style-name="gr1" draw:text-style-name="P92" svg:width="0.35cm" svg:height="0.35cm" draw:control="control16"/></text:span></text:span></text:p>
          </table:table-cell>
          <table:table-cell table:style-name="Tabel2.A1" office:value-type="string">
            <text:p text:style-name="P38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6">De nieuwe installatie van Ubuntu versleutelen voor de </text:span></text:span><text:span text:style-name="Strong_20_Emphasis"><text:span text:style-name="T260">veiligheid</text:span></text:span><text:span text:style-name="Strong_20_Emphasis"><text:span text:style-name="T23"> </text:span></text:span><text:span text:style-name="Strong_20_Emphasis"><text:span text:style-name="T294">is aangegeven tijdens de installatie,</text:span></text:span><text:span text:style-name="Strong_20_Emphasis"><text:span text:style-name="T21"> </text:span></text:span><text:span text:style-name="Strong_20_Emphasis"><text:span text:style-name="T36">l</text:span></text:span><text:span text:style-name="Strong_20_Emphasis"><text:span text:style-name="T21">eg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21"> vast in </text:span></text:span><text:span text:style-name="Strong_20_Emphasis"><text:span text:style-name="T55">een</text:span></text:span><text:span text:style-name="Strong_20_Emphasis"><text:span text:style-name="T21"> </text:span></text:span><text:span text:style-name="Strong_20_Emphasis"><text:span text:style-name="T55">w</text:span></text:span><text:span text:style-name="Strong_20_Emphasis"><text:span text:style-name="T56">achtwoordkluis</text:span></text:span><text:span text:style-name="Strong_20_Emphasis"><text:span text:style-name="T21"> </text:span></text:span><text:span text:style-name="Strong_20_Emphasis"><text:span text:style-name="T55">zoals </text:span></text:span><text:span text:style-name="Strong_20_Emphasis"><text:span text:style-name="T189">Bitwarden</text:span></text:span><text:span text:style-name="Strong_20_Emphasis"><text:span text:style-name="T55">, </text:span></text:span><text:span text:style-name="Strong_20_Emphasis"><text:span text:style-name="T64">zie links in de </text:span></text:span><text:span text:style-name="Strong_20_Emphasis"><text:span text:style-name="T136">balk</text:span></text:span><text:span text:style-name="Strong_20_Emphasis"><text:span text:style-name="T64">.</text:span></text:span></text:p>
          </table:table-cell>
        </table:table-row>
        <table:table-row table:style-name="TableLine946396713623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639671362560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40"><draw:control text:anchor-type="as-char" draw:z-index="16" draw:name="Vorm45" draw:style-name="gr1" draw:text-style-name="P92" svg:width="0.35cm" svg:height="0.35cm" draw:control="control17"/></text:span></text:span></text:p>
          </table:table-cell>
          <table:table-cell table:style-name="Tabel2.A1" office:value-type="string">
            <text:p text:style-name="P60"><text:span text:style-name="Strong_20_Emphasis"><text:span text:style-name="T269">Maak een </text:span></text:span><text:span text:style-name="Strong_20_Emphasis"><text:span text:style-name="T271">back-up</text:span></text:span><text:span text:style-name="Strong_20_Emphasis"><text:span text:style-name="T269"> </text:span></text:span><text:span text:style-name="Strong_20_Emphasis"><text:span text:style-name="T268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33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72">men</text:span></text:span><text:span text:style-name="Strong_20_Emphasis"><text:span text:style-name="T176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2">Installatie</text:span></text:span><text:span text:style-name="Strong_20_Emphasis"><text:span text:style-name="T283">m</text:span></text:span><text:span text:style-name="Strong_20_Emphasis"><text:span text:style-name="T281">enu</text:span></text:span><text:span text:style-name="Strong_20_Emphasis"><text:span text:style-name="T83">.</text:span></text:span></text:p>
          </table:table-cell>
        </table:table-row>
        <table:table-row table:style-name="TableLine94639671362816">
          <table:table-cell table:style-name="Tabel2.A1" office:value-type="string">
            <text:p text:style-name="P73"><text:span text:style-name="Strong_20_Emphasis"><text:span text:style-name="T98"/></text:span></text:p>
          </table:table-cell>
          <table:table-cell table:style-name="Tabel2.A1" office:value-type="string">
            <text:p text:style-name="P72"><text:span text:style-name="Strong_20_Emphasis"><text:span text:style-name="T298">K</text:span></text:span><text:span text:style-name="Strong_20_Emphasis"><text:span text:style-name="T269">ies</text:span></text:span><text:span text:style-name="Strong_20_Emphasis"><text:span text:style-name="T268"> </text:span></text:span><text:span text:style-name="Strong_20_Emphasis"><text:span text:style-name="T289">5</text:span></text:span><text:span text:style-name="Strong_20_Emphasis"><text:span text:style-name="T267"> </text:span></text:span><text:span text:style-name="Strong_20_Emphasis"><text:span text:style-name="T185">Opdrachtenmenu</text:span></text:span><text:span text:style-name="Strong_20_Emphasis"><text:span text:style-name="T121">, </text:span></text:span><text:span text:style-name="Strong_20_Emphasis"><text:span text:style-name="T301">kies</text:span></text:span><text:span text:style-name="Strong_20_Emphasis"><text:span text:style-name="T121"> </text:span></text:span><text:span text:style-name="Strong_20_Emphasis"><text:span text:style-name="T186">1 </text:span></text:span><text:span text:style-name="Strong_20_Emphasis"><text:span text:style-name="T187">Back-up</text:span></text:span><text:span text:style-name="Strong_20_Emphasis"><text:span text:style-name="T186"> </text:span></text:span><text:span text:style-name="Strong_20_Emphasis"><text:span text:style-name="T187">maken</text:span></text:span><text:span text:style-name="Strong_20_Emphasis"><text:span text:style-name="T122">,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3">v</text:span></text:span><text:span text:style-name="Strong_20_Emphasis"><text:span text:style-name="T266">olg de aanwijzingen op het scherm.</text:span></text:span></text:p>
          </table:table-cell>
        </table:table-row>
        <table:table-row table:style-name="TableLine946396713630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639671363328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40"><draw:control text:anchor-type="as-char" draw:z-index="17" draw:name="Vorm48" draw:style-name="gr1" draw:text-style-name="P92" svg:width="0.35cm" svg:height="0.35cm" draw:control="control18"/></text:span></text:span></text:p>
          </table:table-cell>
          <table:table-cell table:style-name="Tabel2.A1" office:value-type="string">
            <text:p text:style-name="P63"><text:span text:style-name="Strong_20_Emphasis"><text:span text:style-name="T297">Plan automatische </text:span></text:span><text:span text:style-name="Strong_20_Emphasis"><text:span text:style-name="T299">reservekopieën</text:span></text:span><text:span text:style-name="Strong_20_Emphasis"><text:span text:style-name="T269"> </text:span></text:span><text:span text:style-name="Strong_20_Emphasis"><text:span text:style-name="T270">in </text:span></text:span><text:span text:style-name="Strong_20_Emphasis"><text:span text:style-name="T268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33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74">res</text:span></text:span><text:span text:style-name="Strong_20_Emphasis"><text:span text:style-name="T180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8">het </text:span></text:span><text:span text:style-name="Strong_20_Emphasis"><text:span text:style-name="T84">pictogram </text:span></text:span><text:span text:style-name="Strong_20_Emphasis"><text:span text:style-name="T108">van</text:span></text:span><text:span text:style-name="Strong_20_Emphasis"><text:span text:style-name="T88"> </text:span></text:span><text:span text:style-name="Strong_20_Emphasis"><text:span text:style-name="T284">Reservekopieën</text:span></text:span><text:span text:style-name="Strong_20_Emphasis"><text:span text:style-name="T122">,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266">olg de aanwijzingen op het scherm.</text:span></text:span></text:p>
          </table:table-cell>
        </table:table-row>
      </table:table>
      <text:p text:style-name="P13"><text:span text:style-name="Strong_20_Emphasis"><text:span text:style-name="T74"/></text:span></text:p>
      <text:p text:style-name="P37"/>
      <text:p text:style-name="P53"><text:span text:style-name="T320">E</text:span><text:span text:style-name="T321">inde c</text:span><text:span text:style-name="T315">hecklist, </text:span><text:span text:style-name="T322">d</text:span><text:span text:style-name="T315">e installatie van </text:span><text:span text:style-name="T315"><text:reference-ref text:reference-format="text" text:ref-name="Distributie">Ubuntu</text:reference-ref></text:span><text:span text:style-name="T315"><text:s/></text:span><text:span text:style-name="T316"><text:reference-ref text:reference-format="text" text:ref-name="Versie">20.04</text:reference-ref></text:span><text:span text:style-name="T198"><text:s/></text:span><text:span text:style-name="T199">LTS</text:span><text:span text:style-name="T200"> </text:span><text:span text:style-name="T315"><text:reference-ref text:reference-format="text" text:ref-name="Editie">desktop</text:reference-ref></text:span><text:span text:style-name="T315"><text:s/>is voltooid.</text:span></text:p>
      <text:p text:style-name="P23"/>
      <text:p text:style-name="P6"><text:span text:style-name="T131">Geschreven</text:span><text:span text:style-name="T54"> door Karel Zimmer &lt;</text:span><text:a xlink:type="simple" xlink:href="mailto:info@karelzimmer.nl" text:style-name="Internet_20_link" text:visited-style-name="Visited_20_Internet_20_Link">info@karelzimmer.nl</text:a><text:span text:style-name="T54">&gt;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4T10:02:56.080426108">1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4T10:02:55.966737470</dc:date>
    <meta:keyword>Installatie</meta:keyword>
    <meta:keyword>Checklist</meta:keyword>
    <meta:keyword>Linux</meta:keyword>
    <meta:editing-cycles>6292</meta:editing-cycles>
    <meta:editing-duration>P11DT1H17M59S</meta:editing-duration>
    <meta:print-date>2021-03-23T20:07:57.967210640</meta:print-date>
    <dc:creator>Karel Zimmer</dc:creator>
    <meta:document-statistic meta:table-count="4" meta:image-count="0" meta:object-count="0" meta:page-count="4" meta:paragraph-count="104" meta:word-count="982" meta:character-count="6706" meta:non-whitespace-character-count="5747"/>
    <meta:user-defined meta:name="Info 1"/>
    <meta:user-defined meta:name="Info 2"/>
    <meta:user-defined meta:name="Info 3"/>
    <meta:user-defined meta:name="Info 4"/>
  </office:meta>
</office:document-meta>
</file>